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6"/>
        <table:table-column table:style-name="co2" table:default-cell-style-name="ce14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fdtd-van'.C1:$'fdtd-van'.ZZ1]) / COUNT([$'fdtd-van'.C1:$'fdtd-van'.ZZ1])" office:value-type="float" office:value="4.13748" calcext:value-type="float">
            <text:p>4.13748</text:p>
          </table:table-cell>
          <table:table-cell table:style-name="ce6" table:formula="of:=SUM([$fdtd.C1:$fdtd.ZZ1]) / COUNT([$fdtd.C1:$fdtd.ZZ1])" office:value-type="float" office:value="4.20454" calcext:value-type="float">
            <text:p>4.20454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13" table:formula="of:=(1-[.D2]/[.C2])*100" office:value-type="float" office:value="-1.62079333313998" calcext:value-type="float">
            <text:p>-1.620793333139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nw-van'.C1:$'nw-van'.ZZ1]) / COUNT([$'nw-van'.C1:$'nw-van'.ZZ1])" office:value-type="float" office:value="3.39931666666667" calcext:value-type="float">
            <text:p>3.39931666666667</text:p>
          </table:table-cell>
          <table:table-cell table:style-name="ce6" table:formula="of:=SUM([$nw.C1:$nw.ZZ1]) / COUNT([$nw.C1:$nw.ZZ1])" office:value-type="string" office:string-value="" calcext:value-type="error">
            <text:p>#DIV/0!</text:p>
          </table:table-cell>
          <table:table-cell table:style-name="ce16" table:formula="of:=[.J2]&gt;[.K2]" office:value-type="string" office:string-value="" calcext:value-type="error">
            <text:p>#DIV/0!</text:p>
          </table:table-cell>
          <table:table-cell table:style-name="ce13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1.88125666666667" calcext:value-type="float">
            <text:p>1.88125666666667</text:p>
          </table:table-cell>
          <table:table-cell table:formula="of:=SUM([$ra.C1:$ra.ZZ3]) / COUNT([$ra.C1:$ra.ZZ3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addvec-van'.C1:$'addvec-van'.ZZ1]) / COUNT([$'addvec-van'.C1:$'addvec-van'.ZZ1])" office:value-type="float" office:value="2.29988" calcext:value-type="float">
            <text:p>2.29988</text:p>
          </table:table-cell>
          <table:table-cell table:formula="of:=SUM([$addvec.C1:$addvec.ZZ1]) / COUNT([$addvec.C1:$addvec.ZZ1])" office:value-type="float" office:value="2.24358" calcext:value-type="float">
            <text:p>2.24358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13" table:formula="of:=(1-[.Y2]/[.X2])*100" office:value-type="float" office:value="2.44795380628554" calcext:value-type="float">
            <text:p>2.44795380628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6.73621333333333" calcext:value-type="float">
            <text:p>6.73621333333333</text:p>
          </table:table-cell>
          <table:table-cell table:formula="of:=SUM([$fdtd.C2:$fdtd.ZZ2]) / COUNT([$fdtd.C2:$fdtd.ZZ2])" office:value-type="float" office:value="6.85718" calcext:value-type="float">
            <text:p>6.85718</text:p>
          </table:table-cell>
          <table:table-cell table:formula="of:=[.C3]&gt;[.D3]" office:value-type="boolean" office:boolean-value="false" calcext:value-type="boolean">
            <text:p>FALSE</text:p>
          </table:table-cell>
          <table:table-cell table:formula="of:=(1-[.D3]/[.C3])*100" office:value-type="float" office:value="-1.79576656321256" calcext:value-type="float">
            <text:p>-1.795766563212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5.69295" calcext:value-type="float">
            <text:p>5.69295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3.20872333333333" calcext:value-type="float">
            <text:p>3.20872333333333</text:p>
          </table:table-cell>
          <table:table-cell table:formula="of:=SUM([$ra.C2:$ra.ZZ4]) / COUNT([$ra.C2:$ra.ZZ4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97484666666667" calcext:value-type="float">
            <text:p>3.97484666666667</text:p>
          </table:table-cell>
          <table:table-cell table:formula="of:=SUM([$addvec.C2:$addvec.ZZ2]) / COUNT([$addvec.C2:$addvec.ZZ2])" office:value-type="float" office:value="3.80275" calcext:value-type="float">
            <text:p>3.80275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4.32964290446424" calcext:value-type="float">
            <text:p>4.329642904464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0.2602333333333" calcext:value-type="float">
            <text:p>10.2602333333333</text:p>
          </table:table-cell>
          <table:table-cell table:formula="of:=SUM([$fdtd.C3:$fdtd.ZZ3]) / COUNT([$fdtd.C3:$fdtd.ZZ3])" office:value-type="float" office:value="10.2259" calcext:value-type="float">
            <text:p>10.2259</text:p>
          </table:table-cell>
          <table:table-cell table:formula="of:=[.C4]&gt;[.D4]" office:value-type="boolean" office:boolean-value="true" calcext:value-type="boolean">
            <text:p>TRUE</text:p>
          </table:table-cell>
          <table:table-cell table:formula="of:=(1-[.D4]/[.C4])*100" office:value-type="float" office:value="0.334625268431199" calcext:value-type="float">
            <text:p>0.3346252684311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8.12622666666667" calcext:value-type="float">
            <text:p>8.12622666666667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4.17504" calcext:value-type="float">
            <text:p>4.17504</text:p>
          </table:table-cell>
          <table:table-cell table:formula="of:=SUM([$ra.C3:$ra.ZZ5]) / COUNT([$ra.C3:$ra.ZZ5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45763" calcext:value-type="float">
            <text:p>5.45763</text:p>
          </table:table-cell>
          <table:table-cell table:formula="of:=SUM([$addvec.C3:$addvec.ZZ3]) / COUNT([$addvec.C3:$addvec.ZZ3])" office:value-type="float" office:value="5.84294" calcext:value-type="float">
            <text:p>5.84294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7.06002422296856" calcext:value-type="float">
            <text:p>-7.06002422296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2.9673333333333" calcext:value-type="float">
            <text:p>12.9673333333333</text:p>
          </table:table-cell>
          <table:table-cell table:formula="of:=SUM([$fdtd.C4:$fdtd.ZZ4]) / COUNT([$fdtd.C4:$fdtd.ZZ4])" office:value-type="float" office:value="13.1651" calcext:value-type="float">
            <text:p>13.1651</text:p>
          </table:table-cell>
          <table:table-cell table:formula="of:=[.C5]&gt;[.D5]" office:value-type="boolean" office:boolean-value="false" calcext:value-type="boolean">
            <text:p>FALSE</text:p>
          </table:table-cell>
          <table:table-cell table:formula="of:=(1-[.D5]/[.C5])*100" office:value-type="float" office:value="-1.52511439000564" calcext:value-type="float">
            <text:p>-1.525114390005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9.86334333333334" calcext:value-type="float">
            <text:p>9.86334333333334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5.06936333333333" calcext:value-type="float">
            <text:p>5.06936333333333</text:p>
          </table:table-cell>
          <table:table-cell table:formula="of:=SUM([$ra.C4:$ra.ZZ6]) / COUNT([$ra.C4:$ra.ZZ6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7.11568" calcext:value-type="float">
            <text:p>7.11568</text:p>
          </table:table-cell>
          <table:table-cell table:formula="of:=SUM([$addvec.C4:$addvec.ZZ4]) / COUNT([$addvec.C4:$addvec.ZZ4])" office:value-type="float" office:value="6.01213" calcext:value-type="float">
            <text:p>6.01213</text:p>
          </table:table-cell>
          <table:table-cell table:formula="of:=[.X5]&gt;[.Y5]" office:value-type="boolean" office:boolean-value="true" calcext:value-type="boolean">
            <text:p>TRUE</text:p>
          </table:table-cell>
          <table:table-cell table:formula="of:=(1-[.Y5]/[.X5])*100" office:value-type="float" office:value="15.5087075304117" calcext:value-type="float">
            <text:p>15.5087075304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15.7472333333333" calcext:value-type="float">
            <text:p>15.7472333333333</text:p>
          </table:table-cell>
          <table:table-cell table:formula="of:=SUM([$fdtd.C5:$fdtd.ZZ5]) / COUNT([$fdtd.C5:$fdtd.ZZ5])" office:value-type="float" office:value="15.8996" calcext:value-type="float">
            <text:p>15.8996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0.967577373379869" calcext:value-type="float">
            <text:p>-0.9675773733798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2.1584666666667" calcext:value-type="float">
            <text:p>12.1584666666667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6.06994" calcext:value-type="float">
            <text:p>6.06994</text:p>
          </table:table-cell>
          <table:table-cell table:formula="of:=SUM([$ra.C5:$ra.ZZ7]) / COUNT([$ra.C5:$ra.ZZ7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8.90278333333333" calcext:value-type="float">
            <text:p>8.90278333333333</text:p>
          </table:table-cell>
          <table:table-cell table:formula="of:=SUM([$addvec.C5:$addvec.ZZ5]) / COUNT([$addvec.C5:$addvec.ZZ5])" office:value-type="float" office:value="8.76566" calcext:value-type="float">
            <text:p>8.76566</text:p>
          </table:table-cell>
          <table:table-cell table:formula="of:=[.X6]&gt;[.Y6]" office:value-type="boolean" office:boolean-value="true" calcext:value-type="boolean">
            <text:p>TRUE</text:p>
          </table:table-cell>
          <table:table-cell table:formula="of:=(1-[.Y6]/[.X6])*100" office:value-type="float" office:value="1.54022992809365" calcext:value-type="float">
            <text:p>1.540229928093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18.2057666666667" calcext:value-type="float">
            <text:p>18.2057666666667</text:p>
          </table:table-cell>
          <table:table-cell table:formula="of:=SUM([$fdtd.C6:$fdtd.ZZ6]) / COUNT([$fdtd.C6:$fdtd.ZZ6])" office:value-type="float" office:value="18.0214" calcext:value-type="float">
            <text:p>18.0214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1.01268279464565" calcext:value-type="float">
            <text:p>1.0126827946456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3.6318666666667" calcext:value-type="float">
            <text:p>13.6318666666667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6.82384333333333" calcext:value-type="float">
            <text:p>6.82384333333333</text:p>
          </table:table-cell>
          <table:table-cell table:formula="of:=SUM([$ra.C6:$ra.ZZ8]) / COUNT([$ra.C6:$ra.ZZ8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0.5257033333333" calcext:value-type="float">
            <text:p>10.5257033333333</text:p>
          </table:table-cell>
          <table:table-cell table:formula="of:=SUM([$addvec.C6:$addvec.ZZ6]) / COUNT([$addvec.C6:$addvec.ZZ6])" office:value-type="float" office:value="8.95488" calcext:value-type="float">
            <text:p>8.95488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14.9236899766951" calcext:value-type="float">
            <text:p>14.92368997669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1.0381666666667" calcext:value-type="float">
            <text:p>21.0381666666667</text:p>
          </table:table-cell>
          <table:table-cell table:formula="of:=SUM([$fdtd.C7:$fdtd.ZZ7]) / COUNT([$fdtd.C7:$fdtd.ZZ7])" office:value-type="float" office:value="19.4653" calcext:value-type="float">
            <text:p>19.4653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7.47625347582568" calcext:value-type="float">
            <text:p>7.476253475825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15.4293333333333" calcext:value-type="float">
            <text:p>15.4293333333333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7.98635" calcext:value-type="float">
            <text:p>7.98635</text:p>
          </table:table-cell>
          <table:table-cell table:formula="of:=SUM([$ra.C7:$ra.ZZ9]) / COUNT([$ra.C7:$ra.ZZ9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1.6075" calcext:value-type="float">
            <text:p>11.6075</text:p>
          </table:table-cell>
          <table:table-cell table:formula="of:=SUM([$addvec.C7:$addvec.ZZ7]) / COUNT([$addvec.C7:$addvec.ZZ7])" office:value-type="float" office:value="11.2947" calcext:value-type="float">
            <text:p>11.2947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2.69480939048029" calcext:value-type="float">
            <text:p>2.694809390480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3.0271333333333" calcext:value-type="float">
            <text:p>23.0271333333333</text:p>
          </table:table-cell>
          <table:table-cell table:formula="of:=SUM([$fdtd.C8:$fdtd.ZZ8]) / COUNT([$fdtd.C8:$fdtd.ZZ8])" office:value-type="float" office:value="21.7379" calcext:value-type="float">
            <text:p>21.7379</text:p>
          </table:table-cell>
          <table:table-cell table:formula="of:=[.C9]&gt;[.D9]" office:value-type="boolean" office:boolean-value="true" calcext:value-type="boolean">
            <text:p>TRUE</text:p>
          </table:table-cell>
          <table:table-cell table:formula="of:=(1-[.D9]/[.C9])*100" office:value-type="float" office:value="5.59875740792747" calcext:value-type="float">
            <text:p>5.598757407927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17.2131333333333" calcext:value-type="float">
            <text:p>17.2131333333333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9.24292333333333" calcext:value-type="float">
            <text:p>9.24292333333333</text:p>
          </table:table-cell>
          <table:table-cell table:formula="of:=SUM([$ra.C8:$ra.ZZ10]) / COUNT([$ra.C8:$ra.ZZ10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4258666666667" calcext:value-type="float">
            <text:p>13.4258666666667</text:p>
          </table:table-cell>
          <table:table-cell table:formula="of:=SUM([$addvec.C8:$addvec.ZZ8]) / COUNT([$addvec.C8:$addvec.ZZ8])" office:value-type="float" office:value="13.648" calcext:value-type="float">
            <text:p>13.648</text:p>
          </table:table-cell>
          <table:table-cell table:formula="of:=[.X9]&gt;[.Y9]" office:value-type="boolean" office:boolean-value="false" calcext:value-type="boolean">
            <text:p>FALSE</text:p>
          </table:table-cell>
          <table:table-cell table:formula="of:=(1-[.Y9]/[.X9])*100" office:value-type="float" office:value="-1.65451764752618" calcext:value-type="float">
            <text:p>-1.654517647526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26.0144" calcext:value-type="float">
            <text:p>26.0144</text:p>
          </table:table-cell>
          <table:table-cell table:formula="of:=SUM([$fdtd.C9:$fdtd.ZZ9]) / COUNT([$fdtd.C9:$fdtd.ZZ9])" office:value-type="float" office:value="26.3178" calcext:value-type="float">
            <text:p>26.3178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1.16627713881543" calcext:value-type="float">
            <text:p>-1.166277138815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18.7562" calcext:value-type="float">
            <text:p>18.7562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0.4583666666667" calcext:value-type="float">
            <text:p>10.4583666666667</text:p>
          </table:table-cell>
          <table:table-cell table:formula="of:=SUM([$ra.C9:$ra.ZZ11]) / COUNT([$ra.C9:$ra.ZZ11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5.0377" calcext:value-type="float">
            <text:p>15.0377</text:p>
          </table:table-cell>
          <table:table-cell table:formula="of:=SUM([$addvec.C9:$addvec.ZZ9]) / COUNT([$addvec.C9:$addvec.ZZ9])" office:value-type="float" office:value="13.8364" calcext:value-type="float">
            <text:p>13.8364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7.9885886804498" calcext:value-type="float">
            <text:p>7.98858868044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30.299666666667" calcext:value-type="float">
            <text:p>130.299666666667</text:p>
          </table:table-cell>
          <table:table-cell table:formula="of:=SUM([$fdtd.C10:$fdtd.ZZ10]) / COUNT([$fdtd.C10:$fdtd.ZZ10])" office:value-type="float" office:value="116.608" calcext:value-type="float">
            <text:p>116.608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0.507829388154" calcext:value-type="float">
            <text:p>10.50782938815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46.7576" calcext:value-type="float">
            <text:p>146.7576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26.2789333333333" calcext:value-type="float">
            <text:p>26.2789333333333</text:p>
          </table:table-cell>
          <table:table-cell table:formula="of:=SUM([$ra.C10:$ra.ZZ12]) / COUNT([$ra.C10:$ra.ZZ12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5.7161333333333" calcext:value-type="float">
            <text:p>15.7161333333333</text:p>
          </table:table-cell>
          <table:table-cell table:formula="of:=SUM([$addvec.C10:$addvec.ZZ10]) / COUNT([$addvec.C10:$addvec.ZZ10])" office:value-type="float" office:value="16.7731" calcext:value-type="float">
            <text:p>16.7731</text:p>
          </table:table-cell>
          <table:table-cell table:formula="of:=[.X11]&gt;[.Y11]" office:value-type="boolean" office:boolean-value="false" calcext:value-type="boolean">
            <text:p>FALSE</text:p>
          </table:table-cell>
          <table:table-cell table:formula="of:=(1-[.Y11]/[.X11])*100" office:value-type="float" office:value="-6.72536077576333" calcext:value-type="float">
            <text:p>-6.72536077576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44.615" calcext:value-type="float">
            <text:p>144.615</text:p>
          </table:table-cell>
          <table:table-cell table:formula="of:=SUM([$fdtd.C11:$fdtd.ZZ11]) / COUNT([$fdtd.C11:$fdtd.ZZ11])" office:value-type="float" office:value="150.882" calcext:value-type="float">
            <text:p>150.882</text:p>
          </table:table-cell>
          <table:table-cell table:formula="of:=[.C12]&gt;[.D12]" office:value-type="boolean" office:boolean-value="false" calcext:value-type="boolean">
            <text:p>FALSE</text:p>
          </table:table-cell>
          <table:table-cell table:formula="of:=(1-[.D12]/[.C12])*100" office:value-type="float" office:value="-4.33357535525361" calcext:value-type="float">
            <text:p>-4.3335753552536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954.017333333333" calcext:value-type="float">
            <text:p>954.017333333333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30.1870333333333" calcext:value-type="float">
            <text:p>30.1870333333333</text:p>
          </table:table-cell>
          <table:table-cell table:formula="of:=SUM([$ra.C11:$ra.ZZ13]) / COUNT([$ra.C11:$ra.ZZ13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8.1830666666667" calcext:value-type="float">
            <text:p>18.1830666666667</text:p>
          </table:table-cell>
          <table:table-cell table:formula="of:=SUM([$addvec.C11:$addvec.ZZ11]) / COUNT([$addvec.C11:$addvec.ZZ11])" office:value-type="float" office:value="18.133" calcext:value-type="float">
            <text:p>18.133</text:p>
          </table:table-cell>
          <table:table-cell table:formula="of:=[.X12]&gt;[.Y12]" office:value-type="boolean" office:boolean-value="true" calcext:value-type="boolean">
            <text:p>TRUE</text:p>
          </table:table-cell>
          <table:table-cell table:formula="of:=(1-[.Y12]/[.X12])*100" office:value-type="float" office:value="0.275347759453848" calcext:value-type="float">
            <text:p>0.2753477594538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160.555" calcext:value-type="float">
            <text:p>160.555</text:p>
          </table:table-cell>
          <table:table-cell table:formula="of:=SUM([$fdtd.C12:$fdtd.ZZ12]) / COUNT([$fdtd.C12:$fdtd.ZZ12])" office:value-type="float" office:value="167.397" calcext:value-type="float">
            <text:p>167.397</text:p>
          </table:table-cell>
          <table:table-cell table:formula="of:=[.C13]&gt;[.D13]" office:value-type="boolean" office:boolean-value="false" calcext:value-type="boolean">
            <text:p>FALSE</text:p>
          </table:table-cell>
          <table:table-cell table:formula="of:=(1-[.D13]/[.C13])*100" office:value-type="float" office:value="-4.26146803276135" calcext:value-type="float">
            <text:p>-4.261468032761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1777.48333333333" calcext:value-type="float">
            <text:p>1777.48333333333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49.0016666666667" calcext:value-type="float">
            <text:p>49.0016666666667</text:p>
          </table:table-cell>
          <table:table-cell table:formula="of:=SUM([$ra.C12:$ra.ZZ14]) / COUNT([$ra.C12:$ra.ZZ14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19.3355333333333" calcext:value-type="float">
            <text:p>19.3355333333333</text:p>
          </table:table-cell>
          <table:table-cell table:formula="of:=SUM([$addvec.C12:$addvec.ZZ12]) / COUNT([$addvec.C12:$addvec.ZZ12])" office:value-type="float" office:value="20.7442" calcext:value-type="float">
            <text:p>20.7442</text:p>
          </table:table-cell>
          <table:table-cell table:formula="of:=[.X13]&gt;[.Y13]" office:value-type="boolean" office:boolean-value="false" calcext:value-type="boolean">
            <text:p>FALSE</text:p>
          </table:table-cell>
          <table:table-cell table:formula="of:=(1-[.Y13]/[.X13])*100" office:value-type="float" office:value="-7.285377870794" calcext:value-type="float">
            <text:p>-7.2853778707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173.997333333333" calcext:value-type="float">
            <text:p>173.997333333333</text:p>
          </table:table-cell>
          <table:table-cell table:formula="of:=SUM([$fdtd.C13:$fdtd.ZZ13]) / COUNT([$fdtd.C13:$fdtd.ZZ13])" office:value-type="float" office:value="203.481" calcext:value-type="float">
            <text:p>203.481</text:p>
          </table:table-cell>
          <table:table-cell table:formula="of:=[.C14]&gt;[.D14]" office:value-type="boolean" office:boolean-value="false" calcext:value-type="boolean">
            <text:p>FALSE</text:p>
          </table:table-cell>
          <table:table-cell table:formula="of:=(1-[.D14]/[.C14])*100" office:value-type="float" office:value="-16.9448957072139" calcext:value-type="float">
            <text:p>-16.944895707213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812.83666666667" calcext:value-type="float">
            <text:p>2812.83666666667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01.2108" calcext:value-type="float">
            <text:p>101.2108</text:p>
          </table:table-cell>
          <table:table-cell table:formula="of:=SUM([$ra.C13:$ra.ZZ15]) / COUNT([$ra.C13:$ra.ZZ15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2.9202666666667" calcext:value-type="float">
            <text:p>22.9202666666667</text:p>
          </table:table-cell>
          <table:table-cell table:formula="of:=SUM([$addvec.C13:$addvec.ZZ13]) / COUNT([$addvec.C13:$addvec.ZZ13])" office:value-type="float" office:value="24.0511" calcext:value-type="float">
            <text:p>24.0511</text:p>
          </table:table-cell>
          <table:table-cell table:formula="of:=[.X14]&gt;[.Y14]" office:value-type="boolean" office:boolean-value="false" calcext:value-type="boolean">
            <text:p>FALSE</text:p>
          </table:table-cell>
          <table:table-cell table:formula="of:=(1-[.Y14]/[.X14])*100" office:value-type="float" office:value="-4.93377040406744" calcext:value-type="float">
            <text:p>-4.933770404067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307.042666666667" calcext:value-type="float">
            <text:p>307.042666666667</text:p>
          </table:table-cell>
          <table:table-cell table:formula="of:=SUM([$fdtd.C14:$fdtd.ZZ14]) / COUNT([$fdtd.C14:$fdtd.ZZ14])" office:value-type="float" office:value="284.84" calcext:value-type="float">
            <text:p>284.84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(1-[.D15]/[.C15])*100" office:value-type="float" office:value="7.23113400092061" calcext:value-type="float">
            <text:p>7.2311340009206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639.57333333333" calcext:value-type="float">
            <text:p>3639.57333333333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395.472666666667" calcext:value-type="float">
            <text:p>395.472666666667</text:p>
          </table:table-cell>
          <table:table-cell table:formula="of:=SUM([$ra.C14:$ra.ZZ16]) / COUNT([$ra.C14:$ra.ZZ16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6.2385333333333" calcext:value-type="float">
            <text:p>26.2385333333333</text:p>
          </table:table-cell>
          <table:table-cell table:formula="of:=SUM([$addvec.C14:$addvec.ZZ14]) / COUNT([$addvec.C14:$addvec.ZZ14])" office:value-type="float" office:value="26.2717" calcext:value-type="float">
            <text:p>26.2717</text:p>
          </table:table-cell>
          <table:table-cell table:formula="of:=[.X15]&gt;[.Y15]" office:value-type="boolean" office:boolean-value="false" calcext:value-type="boolean">
            <text:p>FALSE</text:p>
          </table:table-cell>
          <table:table-cell table:formula="of:=(1-[.Y15]/[.X15])*100" office:value-type="float" office:value="-0.126404423011439" calcext:value-type="float">
            <text:p>-0.126404423011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407.320666666667" calcext:value-type="float">
            <text:p>407.320666666667</text:p>
          </table:table-cell>
          <table:table-cell table:formula="of:=SUM([$fdtd.C15:$fdtd.ZZ15]) / COUNT([$fdtd.C15:$fdtd.ZZ15])" office:value-type="float" office:value="586.837" calcext:value-type="float">
            <text:p>586.837</text:p>
          </table:table-cell>
          <table:table-cell table:formula="of:=[.C16]&gt;[.D16]" office:value-type="boolean" office:boolean-value="false" calcext:value-type="boolean">
            <text:p>FALSE</text:p>
          </table:table-cell>
          <table:table-cell table:formula="of:=(1-[.D16]/[.C16])*100" office:value-type="float" office:value="-44.0724834323817" calcext:value-type="float">
            <text:p>-44.07248343238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49.89666666667" calcext:value-type="float">
            <text:p>4849.89666666667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2754.20333333333" calcext:value-type="float">
            <text:p>2754.20333333333</text:p>
          </table:table-cell>
          <table:table-cell table:formula="of:=SUM([$ra.C15:$ra.ZZ17]) / COUNT([$ra.C15:$ra.ZZ17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8.7997" calcext:value-type="float">
            <text:p>28.7997</text:p>
          </table:table-cell>
          <table:table-cell table:formula="of:=SUM([$addvec.C15:$addvec.ZZ15]) / COUNT([$addvec.C15:$addvec.ZZ15])" office:value-type="float" office:value="28.8512" calcext:value-type="float">
            <text:p>28.8512</text:p>
          </table:table-cell>
          <table:table-cell table:formula="of:=[.X16]&gt;[.Y16]" office:value-type="boolean" office:boolean-value="false" calcext:value-type="boolean">
            <text:p>FALSE</text:p>
          </table:table-cell>
          <table:table-cell table:formula="of:=(1-[.Y16]/[.X16])*100" office:value-type="float" office:value="-0.178821307166377" calcext:value-type="float">
            <text:p>-0.1788213071663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422.231333333333" calcext:value-type="float">
            <text:p>422.231333333333</text:p>
          </table:table-cell>
          <table:table-cell table:formula="of:=SUM([$fdtd.C16:$fdtd.ZZ16]) / COUNT([$fdtd.C16:$fdtd.ZZ16])" office:value-type="float" office:value="731.017" calcext:value-type="float">
            <text:p>731.017</text:p>
          </table:table-cell>
          <table:table-cell table:formula="of:=[.C17]&gt;[.D17]" office:value-type="boolean" office:boolean-value="false" calcext:value-type="boolean">
            <text:p>FALSE</text:p>
          </table:table-cell>
          <table:table-cell table:formula="of:=(1-[.D17]/[.C17])*100" office:value-type="float" office:value="-73.1318692596634" calcext:value-type="float">
            <text:p>-73.13186925966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884.71333333333" calcext:value-type="float">
            <text:p>5884.71333333333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3857.20666666667" calcext:value-type="float">
            <text:p>3857.20666666667</text:p>
          </table:table-cell>
          <table:table-cell table:formula="of:=SUM([$ra.C16:$ra.ZZ18]) / COUNT([$ra.C16:$ra.ZZ18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29.5107333333333" calcext:value-type="float">
            <text:p>29.5107333333333</text:p>
          </table:table-cell>
          <table:table-cell table:formula="of:=SUM([$addvec.C16:$addvec.ZZ16]) / COUNT([$addvec.C16:$addvec.ZZ16])" office:value-type="float" office:value="28.2624" calcext:value-type="float">
            <text:p>28.2624</text:p>
          </table:table-cell>
          <table:table-cell table:formula="of:=[.X17]&gt;[.Y17]" office:value-type="boolean" office:boolean-value="true" calcext:value-type="boolean">
            <text:p>TRUE</text:p>
          </table:table-cell>
          <table:table-cell table:formula="of:=(1-[.Y17]/[.X17])*100" office:value-type="float" office:value="4.23009933109084" calcext:value-type="float">
            <text:p>4.230099331090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466.780666666667" calcext:value-type="float">
            <text:p>466.780666666667</text:p>
          </table:table-cell>
          <table:table-cell table:formula="of:=SUM([$fdtd.C17:$fdtd.ZZ17]) / COUNT([$fdtd.C17:$fdtd.ZZ17])" office:value-type="float" office:value="768.42" calcext:value-type="float">
            <text:p>768.42</text:p>
          </table:table-cell>
          <table:table-cell table:formula="of:=[.C18]&gt;[.D18]" office:value-type="boolean" office:boolean-value="false" calcext:value-type="boolean">
            <text:p>FALSE</text:p>
          </table:table-cell>
          <table:table-cell table:formula="of:=(1-[.D18]/[.C18])*100" office:value-type="float" office:value="-64.6212139605896" calcext:value-type="float">
            <text:p>-64.621213960589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7461.88333333333" calcext:value-type="float">
            <text:p>7461.88333333333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4027.49" calcext:value-type="float">
            <text:p>4027.49</text:p>
          </table:table-cell>
          <table:table-cell table:formula="of:=SUM([$ra.C17:$ra.ZZ19]) / COUNT([$ra.C17:$ra.ZZ19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1.9855" calcext:value-type="float">
            <text:p>31.9855</text:p>
          </table:table-cell>
          <table:table-cell table:formula="of:=SUM([$addvec.C17:$addvec.ZZ17]) / COUNT([$addvec.C17:$addvec.ZZ17])" office:value-type="float" office:value="34.2333" calcext:value-type="float">
            <text:p>34.2333</text:p>
          </table:table-cell>
          <table:table-cell table:formula="of:=[.X18]&gt;[.Y18]" office:value-type="boolean" office:boolean-value="false" calcext:value-type="boolean">
            <text:p>FALSE</text:p>
          </table:table-cell>
          <table:table-cell table:formula="of:=(1-[.Y18]/[.X18])*100" office:value-type="float" office:value="-7.02755936283628" calcext:value-type="float">
            <text:p>-7.027559362836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485.846333333333" calcext:value-type="float">
            <text:p>485.846333333333</text:p>
          </table:table-cell>
          <table:table-cell table:formula="of:=SUM([$fdtd.C18:$fdtd.ZZ18]) / COUNT([$fdtd.C18:$fdtd.ZZ18])" office:value-type="float" office:value="1064.26" calcext:value-type="float">
            <text:p>1064.26</text:p>
          </table:table-cell>
          <table:table-cell table:formula="of:=[.C19]&gt;[.D19]" office:value-type="boolean" office:boolean-value="false" calcext:value-type="boolean">
            <text:p>FALSE</text:p>
          </table:table-cell>
          <table:table-cell table:formula="of:=(1-[.D19]/[.C19])*100" office:value-type="float" office:value="-119.052800645472" calcext:value-type="float">
            <text:p>-119.0528006454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9036.05666666667" calcext:value-type="float">
            <text:p>9036.05666666667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4317.21333333333" calcext:value-type="float">
            <text:p>4317.21333333333</text:p>
          </table:table-cell>
          <table:table-cell table:formula="of:=SUM([$ra.C18:$ra.ZZ20]) / COUNT([$ra.C18:$ra.ZZ20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4.6179666666667" calcext:value-type="float">
            <text:p>34.6179666666667</text:p>
          </table:table-cell>
          <table:table-cell table:formula="of:=SUM([$addvec.C18:$addvec.ZZ18]) / COUNT([$addvec.C18:$addvec.ZZ18])" office:value-type="float" office:value="34.8931" calcext:value-type="float">
            <text:p>34.8931</text:p>
          </table:table-cell>
          <table:table-cell table:formula="of:=[.X19]&gt;[.Y19]" office:value-type="boolean" office:boolean-value="false" calcext:value-type="boolean">
            <text:p>FALSE</text:p>
          </table:table-cell>
          <table:table-cell table:formula="of:=(1-[.Y19]/[.X19])*100" office:value-type="float" office:value="-0.79477034564901" calcext:value-type="float">
            <text:p>-0.794770345649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514.128333333334" calcext:value-type="float">
            <text:p>514.128333333334</text:p>
          </table:table-cell>
          <table:table-cell table:formula="of:=SUM([$fdtd.C19:$fdtd.ZZ19]) / COUNT([$fdtd.C19:$fdtd.ZZ19])" office:value-type="float" office:value="996.966" calcext:value-type="float">
            <text:p>996.966</text:p>
          </table:table-cell>
          <table:table-cell table:formula="of:=[.C20]&gt;[.D20]" office:value-type="boolean" office:boolean-value="false" calcext:value-type="boolean">
            <text:p>FALSE</text:p>
          </table:table-cell>
          <table:table-cell table:formula="of:=(1-[.D20]/[.C20])*100" office:value-type="float" office:value="-93.9138412264123" calcext:value-type="float">
            <text:p>-93.913841226412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10872.0333333333" calcext:value-type="float">
            <text:p>10872.0333333333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4649.44333333333" calcext:value-type="float">
            <text:p>4649.44333333333</text:p>
          </table:table-cell>
          <table:table-cell table:formula="of:=SUM([$ra.C19:$ra.ZZ21]) / COUNT([$ra.C19:$ra.ZZ21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37.1316" calcext:value-type="float">
            <text:p>37.1316</text:p>
          </table:table-cell>
          <table:table-cell table:formula="of:=SUM([$addvec.C19:$addvec.ZZ19]) / COUNT([$addvec.C19:$addvec.ZZ19])" office:value-type="float" office:value="38.5034" calcext:value-type="float">
            <text:p>38.5034</text:p>
          </table:table-cell>
          <table:table-cell table:formula="of:=[.X20]&gt;[.Y20]" office:value-type="boolean" office:boolean-value="false" calcext:value-type="boolean">
            <text:p>FALSE</text:p>
          </table:table-cell>
          <table:table-cell table:formula="of:=(1-[.Y20]/[.X20])*100" office:value-type="float" office:value="-3.69442738799297" calcext:value-type="float">
            <text:p>-3.694427387992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536.711666666667" calcext:value-type="float">
            <text:p>536.711666666667</text:p>
          </table:table-cell>
          <table:table-cell table:formula="of:=SUM([$fdtd.C20:$fdtd.ZZ20]) / COUNT([$fdtd.C20:$fdtd.ZZ20])" office:value-type="float" office:value="1321.99" calcext:value-type="float">
            <text:p>1321.99</text:p>
          </table:table-cell>
          <table:table-cell table:formula="of:=[.C21]&gt;[.D21]" office:value-type="boolean" office:boolean-value="false" calcext:value-type="boolean">
            <text:p>FALSE</text:p>
          </table:table-cell>
          <table:table-cell table:formula="of:=(1-[.D21]/[.C21])*100" office:value-type="float" office:value="-146.312886807628" calcext:value-type="float">
            <text:p>-146.312886807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3096.6333333333" calcext:value-type="float">
            <text:p>13096.6333333333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5095.61333333333" calcext:value-type="float">
            <text:p>5095.61333333333</text:p>
          </table:table-cell>
          <table:table-cell table:style-name="ce3" table:formula="of:=SUM([$'nw-van'.K20:$'nw-van'.AAH20]) / COUNT([$'nw-van'.K20:$'nw-van'.AAH20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39.9003" calcext:value-type="float">
            <text:p>39.9003</text:p>
          </table:table-cell>
          <table:table-cell table:formula="of:=SUM([$addvec.C20:$addvec.ZZ20]) / COUNT([$addvec.C20:$addvec.ZZ20])" office:value-type="float" office:value="40.9212" calcext:value-type="float">
            <text:p>40.9212</text:p>
          </table:table-cell>
          <table:table-cell table:formula="of:=[.X21]&gt;[.Y21]" office:value-type="boolean" office:boolean-value="false" calcext:value-type="boolean">
            <text:p>FALSE</text:p>
          </table:table-cell>
          <table:table-cell table:formula="of:=(1-[.Y21]/[.X21])*100" office:value-type="float" office:value="-2.55862737874151" calcext:value-type="float">
            <text:p>-2.55862737874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28.1076" calcext:value-type="float">
            <text:p>28.1076</text:p>
          </table:table-cell>
          <table:table-cell table:formula="of:=SUM([$fdtd.C21:$fdtd.ZZ21]) / COUNT([$fdtd.C21:$fdtd.ZZ21])" office:value-type="float" office:value="29.0529" calcext:value-type="float">
            <text:p>29.0529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3.3631473338172" calcext:value-type="float">
            <text:p>-3.3631473338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1.7748666666667" calcext:value-type="float">
            <text:p>21.7748666666667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4595333333333" calcext:value-type="float">
            <text:p>11.4595333333333</text:p>
          </table:table-cell>
          <table:table-cell table:style-name="ce3" table:formula="of:=SUM([$'nw-van'.K21:$'nw-van'.AAH21]) / COUNT([$'nw-van'.K21:$'nw-van'.AAH21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6.0910666666667" calcext:value-type="float">
            <text:p>16.0910666666667</text:p>
          </table:table-cell>
          <table:table-cell table:formula="of:=SUM([$addvec.C21:$addvec.ZZ21]) / COUNT([$addvec.C21:$addvec.ZZ21])" office:value-type="float" office:value="16.3287" calcext:value-type="float">
            <text:p>16.3287</text:p>
          </table:table-cell>
          <table:table-cell table:formula="of:=[.X22]&gt;[.Y22]" office:value-type="boolean" office:boolean-value="false" calcext:value-type="boolean">
            <text:p>FALSE</text:p>
          </table:table-cell>
          <table:table-cell table:formula="of:=(1-[.Y22]/[.X22])*100" office:value-type="float" office:value="-1.47680286370078" calcext:value-type="float">
            <text:p>-1.476802863700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57.2311" calcext:value-type="float">
            <text:p>57.2311</text:p>
          </table:table-cell>
          <table:table-cell table:formula="of:=SUM([$fdtd.C22:$fdtd.ZZ22]) / COUNT([$fdtd.C22:$fdtd.ZZ22])" office:value-type="float" office:value="56.7998" calcext:value-type="float">
            <text:p>56.7998</text:p>
          </table:table-cell>
          <table:table-cell table:formula="of:=[.C23]&gt;[.D23]" office:value-type="boolean" office:boolean-value="true" calcext:value-type="boolean">
            <text:p>TRUE</text:p>
          </table:table-cell>
          <table:table-cell table:formula="of:=(1-[.D23]/[.C23])*100" office:value-type="float" office:value="0.753611235849039" calcext:value-type="float">
            <text:p>0.7536112358490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40.8689666666667" calcext:value-type="float">
            <text:p>40.8689666666667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2778" calcext:value-type="float">
            <text:p>22.2778</text:p>
          </table:table-cell>
          <table:table-cell table:formula="of:=SUM([$ra.C22:$ra.ZZ24]) / COUNT([$ra.C22:$ra.ZZ24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1805" calcext:value-type="float">
            <text:p>31.1805</text:p>
          </table:table-cell>
          <table:table-cell table:formula="of:=SUM([$addvec.C22:$addvec.ZZ22]) / COUNT([$addvec.C22:$addvec.ZZ22])" office:value-type="float" office:value="31.1706" calcext:value-type="float">
            <text:p>31.1706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0317506133641121" calcext:value-type="float">
            <text:p>0.031750613364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81.4382" calcext:value-type="float">
            <text:p>81.4382</text:p>
          </table:table-cell>
          <table:table-cell table:formula="of:=SUM([$fdtd.C23:$fdtd.ZZ23]) / COUNT([$fdtd.C23:$fdtd.ZZ23])" office:value-type="float" office:value="82.3347" calcext:value-type="float">
            <text:p>82.3347</text:p>
          </table:table-cell>
          <table:table-cell table:formula="of:=[.C24]&gt;[.D24]" office:value-type="boolean" office:boolean-value="false" calcext:value-type="boolean">
            <text:p>FALSE</text:p>
          </table:table-cell>
          <table:table-cell table:formula="of:=(1-[.D24]/[.C24])*100" office:value-type="float" office:value="-1.1008347434005" calcext:value-type="float">
            <text:p>-1.10083474340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59.6064666666667" calcext:value-type="float">
            <text:p>59.6064666666667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2.9995" calcext:value-type="float">
            <text:p>32.9995</text:p>
          </table:table-cell>
          <table:table-cell table:formula="of:=SUM([$ra.C23:$ra.ZZ25]) / COUNT([$ra.C23:$ra.ZZ25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4.0679333333333" calcext:value-type="float">
            <text:p>44.0679333333333</text:p>
          </table:table-cell>
          <table:table-cell table:formula="of:=SUM([$addvec.C23:$addvec.ZZ23]) / COUNT([$addvec.C23:$addvec.ZZ23])" office:value-type="float" office:value="45.3458" calcext:value-type="float">
            <text:p>45.3458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2.89976536226644" calcext:value-type="float">
            <text:p>-2.899765362266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09.922" calcext:value-type="float">
            <text:p>109.922</text:p>
          </table:table-cell>
          <table:table-cell table:formula="of:=SUM([$fdtd.C24:$fdtd.ZZ24]) / COUNT([$fdtd.C24:$fdtd.ZZ24])" office:value-type="float" office:value="104.245" calcext:value-type="float">
            <text:p>104.245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5.16457124142574" calcext:value-type="float">
            <text:p>5.1645712414257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5.4907666666667" calcext:value-type="float">
            <text:p>75.4907666666667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3.6348333333333" calcext:value-type="float">
            <text:p>43.6348333333333</text:p>
          </table:table-cell>
          <table:table-cell table:formula="of:=SUM([$ra.C24:$ra.ZZ26]) / COUNT([$ra.C24:$ra.ZZ26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1.4456666666667" calcext:value-type="float">
            <text:p>61.4456666666667</text:p>
          </table:table-cell>
          <table:table-cell table:formula="of:=SUM([$addvec.C24:$addvec.ZZ24]) / COUNT([$addvec.C24:$addvec.ZZ24])" office:value-type="float" office:value="61.304" calcext:value-type="float">
            <text:p>61.304</text:p>
          </table:table-cell>
          <table:table-cell table:formula="of:=[.X25]&gt;[.Y25]" office:value-type="boolean" office:boolean-value="true" calcext:value-type="boolean">
            <text:p>TRUE</text:p>
          </table:table-cell>
          <table:table-cell table:formula="of:=(1-[.Y25]/[.X25])*100" office:value-type="float" office:value="0.230555992557102" calcext:value-type="float">
            <text:p>0.230555992557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34.64" calcext:value-type="float">
            <text:p>134.64</text:p>
          </table:table-cell>
          <table:table-cell table:formula="of:=SUM([$fdtd.C25:$fdtd.ZZ25]) / COUNT([$fdtd.C25:$fdtd.ZZ25])" office:value-type="float" office:value="137.811" calcext:value-type="float">
            <text:p>137.811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2.35516934046347" calcext:value-type="float">
            <text:p>-2.355169340463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3.1631666666667" calcext:value-type="float">
            <text:p>93.1631666666667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4.3623" calcext:value-type="float">
            <text:p>54.3623</text:p>
          </table:table-cell>
          <table:table-cell table:formula="of:=SUM([$ra.C25:$ra.ZZ27]) / COUNT([$ra.C25:$ra.ZZ27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4.8467333333334" calcext:value-type="float">
            <text:p>74.8467333333334</text:p>
          </table:table-cell>
          <table:table-cell table:formula="of:=SUM([$addvec.C25:$addvec.ZZ25]) / COUNT([$addvec.C25:$addvec.ZZ25])" office:value-type="float" office:value="75.7411" calcext:value-type="float">
            <text:p>75.7411</text:p>
          </table:table-cell>
          <table:table-cell table:formula="of:=[.X26]&gt;[.Y26]" office:value-type="boolean" office:boolean-value="false" calcext:value-type="boolean">
            <text:p>FALSE</text:p>
          </table:table-cell>
          <table:table-cell table:formula="of:=(1-[.Y26]/[.X26])*100" office:value-type="float" office:value="-1.19493079635626" calcext:value-type="float">
            <text:p>-1.194930796356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64.715333333333" calcext:value-type="float">
            <text:p>164.715333333333</text:p>
          </table:table-cell>
          <table:table-cell table:formula="of:=SUM([$fdtd.C26:$fdtd.ZZ26]) / COUNT([$fdtd.C26:$fdtd.ZZ26])" office:value-type="float" office:value="164.733" calcext:value-type="float">
            <text:p>164.733</text:p>
          </table:table-cell>
          <table:table-cell table:formula="of:=[.C27]&gt;[.D27]" office:value-type="boolean" office:boolean-value="false" calcext:value-type="boolean">
            <text:p>FALSE</text:p>
          </table:table-cell>
          <table:table-cell table:formula="of:=(1-[.D27]/[.C27])*100" office:value-type="float" office:value="-0.0107255750324997" calcext:value-type="float">
            <text:p>-0.01072557503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0.767333333333" calcext:value-type="float">
            <text:p>110.767333333333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5.2897" calcext:value-type="float">
            <text:p>65.2897</text:p>
          </table:table-cell>
          <table:table-cell table:formula="of:=SUM([$ra.C26:$ra.ZZ28]) / COUNT([$ra.C26:$ra.ZZ28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3832" calcext:value-type="float">
            <text:p>90.3832</text:p>
          </table:table-cell>
          <table:table-cell table:formula="of:=SUM([$addvec.C26:$addvec.ZZ26]) / COUNT([$addvec.C26:$addvec.ZZ26])" office:value-type="float" office:value="90.1192" calcext:value-type="float">
            <text:p>90.1192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292089680383079" calcext:value-type="float">
            <text:p>0.2920896803830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90.495" calcext:value-type="float">
            <text:p>190.495</text:p>
          </table:table-cell>
          <table:table-cell table:formula="of:=SUM([$fdtd.C27:$fdtd.ZZ27]) / COUNT([$fdtd.C27:$fdtd.ZZ27])" office:value-type="float" office:value="190.093" calcext:value-type="float">
            <text:p>190.093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211029160870368" calcext:value-type="float">
            <text:p>0.21102916087036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29.884333333333" calcext:value-type="float">
            <text:p>129.884333333333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6.51" calcext:value-type="float">
            <text:p>76.51</text:p>
          </table:table-cell>
          <table:table-cell table:formula="of:=SUM([$ra.C27:$ra.ZZ29]) / COUNT([$ra.C27:$ra.ZZ29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886666666667" calcext:value-type="float">
            <text:p>104.886666666667</text:p>
          </table:table-cell>
          <table:table-cell table:formula="of:=SUM([$addvec.C27:$addvec.ZZ27]) / COUNT([$addvec.C27:$addvec.ZZ27])" office:value-type="float" office:value="105.125" calcext:value-type="float">
            <text:p>105.125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227229390453187" calcext:value-type="float">
            <text:p>-0.2272293904531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14.143666666667" calcext:value-type="float">
            <text:p>214.143666666667</text:p>
          </table:table-cell>
          <table:table-cell table:formula="of:=SUM([$fdtd.C28:$fdtd.ZZ28]) / COUNT([$fdtd.C28:$fdtd.ZZ28])" office:value-type="float" office:value="214.608" calcext:value-type="float">
            <text:p>214.608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216832624826635" calcext:value-type="float">
            <text:p>-0.21683262482663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5.755333333333" calcext:value-type="float">
            <text:p>145.755333333333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6.9944333333333" calcext:value-type="float">
            <text:p>86.9944333333333</text:p>
          </table:table-cell>
          <table:table-cell table:formula="of:=SUM([$ra.C28:$ra.ZZ30]) / COUNT([$ra.C28:$ra.ZZ30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20.691333333333" calcext:value-type="float">
            <text:p>120.691333333333</text:p>
          </table:table-cell>
          <table:table-cell table:formula="of:=SUM([$addvec.C28:$addvec.ZZ28]) / COUNT([$addvec.C28:$addvec.ZZ28])" office:value-type="float" office:value="115.517" calcext:value-type="float">
            <text:p>115.517</text:p>
          </table:table-cell>
          <table:table-cell table:formula="of:=[.X29]&gt;[.Y29]" office:value-type="boolean" office:boolean-value="true" calcext:value-type="boolean">
            <text:p>TRUE</text:p>
          </table:table-cell>
          <table:table-cell table:formula="of:=(1-[.Y29]/[.X29])*100" office:value-type="float" office:value="4.28724514878174" calcext:value-type="float">
            <text:p>4.287245148781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44.707666666667" calcext:value-type="float">
            <text:p>244.707666666667</text:p>
          </table:table-cell>
          <table:table-cell table:formula="of:=SUM([$fdtd.C29:$fdtd.ZZ29]) / COUNT([$fdtd.C29:$fdtd.ZZ29])" office:value-type="float" office:value="244.089" calcext:value-type="float">
            <text:p>244.089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252818669351051" calcext:value-type="float">
            <text:p>0.25281866935105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61.759666666667" calcext:value-type="float">
            <text:p>161.759666666667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00.839666666667" calcext:value-type="float">
            <text:p>100.839666666667</text:p>
          </table:table-cell>
          <table:table-cell table:formula="of:=SUM([$ra.C29:$ra.ZZ31]) / COUNT([$ra.C29:$ra.ZZ31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5.209333333333" calcext:value-type="float">
            <text:p>135.209333333333</text:p>
          </table:table-cell>
          <table:table-cell table:formula="of:=SUM([$addvec.C29:$addvec.ZZ29]) / COUNT([$addvec.C29:$addvec.ZZ29])" office:value-type="float" office:value="135.64" calcext:value-type="float">
            <text:p>135.64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318518445472193" calcext:value-type="float">
            <text:p>-0.31851844547219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297.06333333333" calcext:value-type="float">
            <text:p>1297.06333333333</text:p>
          </table:table-cell>
          <table:table-cell table:formula="of:=SUM([$fdtd.C30:$fdtd.ZZ30]) / COUNT([$fdtd.C30:$fdtd.ZZ30])" office:value-type="float" office:value="1134.48" calcext:value-type="float">
            <text:p>1134.48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12.5347258807717" calcext:value-type="float">
            <text:p>12.5347258807717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377.642333333333" calcext:value-type="float">
            <text:p>377.642333333333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143.856666666667" calcext:value-type="float">
            <text:p>143.856666666667</text:p>
          </table:table-cell>
          <table:table-cell table:formula="of:=SUM([$ra.C30:$ra.ZZ32]) / COUNT([$ra.C30:$ra.ZZ32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522" calcext:value-type="float">
            <text:p>150.522</text:p>
          </table:table-cell>
          <table:table-cell table:formula="of:=SUM([$addvec.C30:$addvec.ZZ30]) / COUNT([$addvec.C30:$addvec.ZZ30])" office:value-type="float" office:value="167.479" calcext:value-type="float">
            <text:p>167.479</text:p>
          </table:table-cell>
          <table:table-cell table:formula="of:=[.X31]&gt;[.Y31]" office:value-type="boolean" office:boolean-value="false" calcext:value-type="boolean">
            <text:p>FALSE</text:p>
          </table:table-cell>
          <table:table-cell table:formula="of:=(1-[.Y31]/[.X31])*100" office:value-type="float" office:value="-11.265462855928" calcext:value-type="float">
            <text:p>-11.2654628559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476.69333333333" calcext:value-type="float">
            <text:p>1476.69333333333</text:p>
          </table:table-cell>
          <table:table-cell table:formula="of:=SUM([$fdtd.C31:$fdtd.ZZ31]) / COUNT([$fdtd.C31:$fdtd.ZZ31])" office:value-type="float" office:value="1380.72" calcext:value-type="float">
            <text:p>1380.72</text:p>
          </table:table-cell>
          <table:table-cell table:formula="of:=[.C32]&gt;[.D32]" office:value-type="boolean" office:boolean-value="true" calcext:value-type="boolean">
            <text:p>TRUE</text:p>
          </table:table-cell>
          <table:table-cell table:formula="of:=(1-[.D32]/[.C32])*100" office:value-type="float" office:value="6.49920543195608" calcext:value-type="float">
            <text:p>6.4992054319560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5745.74666666667" calcext:value-type="float">
            <text:p>5745.74666666667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291.557333333333" calcext:value-type="float">
            <text:p>291.557333333333</text:p>
          </table:table-cell>
          <table:table-cell table:formula="of:=SUM([$ra.C31:$ra.ZZ33]) / COUNT([$ra.C31:$ra.ZZ33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1.790333333333" calcext:value-type="float">
            <text:p>171.790333333333</text:p>
          </table:table-cell>
          <table:table-cell table:formula="of:=SUM([$addvec.C31:$addvec.ZZ31]) / COUNT([$addvec.C31:$addvec.ZZ31])" office:value-type="float" office:value="173.359" calcext:value-type="float">
            <text:p>173.359</text:p>
          </table:table-cell>
          <table:table-cell table:formula="of:=[.X32]&gt;[.Y32]" office:value-type="boolean" office:boolean-value="false" calcext:value-type="boolean">
            <text:p>FALSE</text:p>
          </table:table-cell>
          <table:table-cell table:formula="of:=(1-[.Y32]/[.X32])*100" office:value-type="float" office:value="-0.913128600561519" calcext:value-type="float">
            <text:p>-0.9131286005615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540.67" calcext:value-type="float">
            <text:p>1540.67</text:p>
          </table:table-cell>
          <table:table-cell table:formula="of:=SUM([$fdtd.C32:$fdtd.ZZ32]) / COUNT([$fdtd.C32:$fdtd.ZZ32])" office:value-type="float" office:value="1588.63" calcext:value-type="float">
            <text:p>1588.63</text:p>
          </table:table-cell>
          <table:table-cell table:formula="of:=[.C33]&gt;[.D33]" office:value-type="boolean" office:boolean-value="false" calcext:value-type="boolean">
            <text:p>FALSE</text:p>
          </table:table-cell>
          <table:table-cell table:formula="of:=(1-[.D33]/[.C33])*100" office:value-type="float" office:value="-3.11293138699398" calcext:value-type="float">
            <text:p>-3.112931386993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254.4" calcext:value-type="float">
            <text:p>20254.4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340.374" calcext:value-type="float">
            <text:p>340.374</text:p>
          </table:table-cell>
          <table:table-cell table:formula="of:=SUM([$ra.C32:$ra.ZZ34]) / COUNT([$ra.C32:$ra.ZZ34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4.334" calcext:value-type="float">
            <text:p>194.334</text:p>
          </table:table-cell>
          <table:table-cell table:formula="of:=SUM([$addvec.C32:$addvec.ZZ32]) / COUNT([$addvec.C32:$addvec.ZZ32])" office:value-type="float" office:value="198.382" calcext:value-type="float">
            <text:p>198.382</text:p>
          </table:table-cell>
          <table:table-cell table:formula="of:=[.X33]&gt;[.Y33]" office:value-type="boolean" office:boolean-value="false" calcext:value-type="boolean">
            <text:p>FALSE</text:p>
          </table:table-cell>
          <table:table-cell table:formula="of:=(1-[.Y33]/[.X33])*100" office:value-type="float" office:value="-2.08301172208674" calcext:value-type="float">
            <text:p>-2.083011722086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748.08333333333" calcext:value-type="float">
            <text:p>1748.08333333333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41337" calcext:value-type="float">
            <text:p>41337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691.979" calcext:value-type="float">
            <text:p>691.979</text:p>
          </table:table-cell>
          <table:table-cell table:formula="of:=SUM([$ra.C33:$ra.ZZ35]) / COUNT([$ra.C33:$ra.ZZ35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19.801" calcext:value-type="float">
            <text:p>219.801</text:p>
          </table:table-cell>
          <table:table-cell table:formula="of:=SUM([$addvec.C33:$addvec.ZZ33]) / COUNT([$addvec.C33:$addvec.ZZ33])" office:value-type="float" office:value="220.62" calcext:value-type="float">
            <text:p>220.62</text:p>
          </table:table-cell>
          <table:table-cell table:formula="of:=[.X34]&gt;[.Y34]" office:value-type="boolean" office:boolean-value="false" calcext:value-type="boolean">
            <text:p>FALSE</text:p>
          </table:table-cell>
          <table:table-cell table:formula="of:=(1-[.Y34]/[.X34])*100" office:value-type="float" office:value="-0.372609769746268" calcext:value-type="float">
            <text:p>-0.3726097697462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1892.59666666667" calcext:value-type="float">
            <text:p>1892.59666666667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77426.0333333333" calcext:value-type="float">
            <text:p>77426.0333333333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342.90333333333" calcext:value-type="float">
            <text:p>1342.90333333333</text:p>
          </table:table-cell>
          <table:table-cell table:formula="of:=SUM([$ra.C34:$ra.ZZ36]) / COUNT([$ra.C34:$ra.ZZ36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129666666667" calcext:value-type="float">
            <text:p>243.129666666667</text:p>
          </table:table-cell>
          <table:table-cell table:formula="of:=SUM([$addvec.C34:$addvec.ZZ34]) / COUNT([$addvec.C34:$addvec.ZZ34])" office:value-type="float" office:value="243.13" calcext:value-type="float">
            <text:p>243.13</text:p>
          </table:table-cell>
          <table:table-cell table:formula="of:=[.X35]&gt;[.Y35]" office:value-type="boolean" office:boolean-value="false" calcext:value-type="boolean">
            <text:p>FALSE</text:p>
          </table:table-cell>
          <table:table-cell table:formula="of:=(1-[.Y35]/[.X35])*100" office:value-type="float" office:value="-0.000137101053065969" calcext:value-type="float">
            <text:p>-0.0001371010530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3858.02333333333" calcext:value-type="float">
            <text:p>3858.02333333333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08916" calcext:value-type="float">
            <text:p>108916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0373.5666666667" calcext:value-type="float">
            <text:p>10373.5666666667</text:p>
          </table:table-cell>
          <table:table-cell table:formula="of:=SUM([$ra.C35:$ra.ZZ37]) / COUNT([$ra.C35:$ra.ZZ37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7.225" calcext:value-type="float">
            <text:p>267.225</text:p>
          </table:table-cell>
          <table:table-cell table:formula="of:=SUM([$addvec.C35:$addvec.ZZ35]) / COUNT([$addvec.C35:$addvec.ZZ35])" office:value-type="float" office:value="256.538" calcext:value-type="float">
            <text:p>256.538</text:p>
          </table:table-cell>
          <table:table-cell table:formula="of:=[.X36]&gt;[.Y36]" office:value-type="boolean" office:boolean-value="true" calcext:value-type="boolean">
            <text:p>TRUE</text:p>
          </table:table-cell>
          <table:table-cell table:formula="of:=(1-[.Y36]/[.X36])*100" office:value-type="float" office:value="3.99925156703154" calcext:value-type="float">
            <text:p>3.999251567031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4014.22" calcext:value-type="float">
            <text:p>4014.22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32666" calcext:value-type="float">
            <text:p>132666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43086.2" calcext:value-type="float">
            <text:p>43086.2</text:p>
          </table:table-cell>
          <table:table-cell table:formula="of:=SUM([$ra.C36:$ra.ZZ38]) / COUNT([$ra.C36:$ra.ZZ38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6.488333333333" calcext:value-type="float">
            <text:p>286.488333333333</text:p>
          </table:table-cell>
          <table:table-cell table:formula="of:=SUM([$addvec.C36:$addvec.ZZ36]) / COUNT([$addvec.C36:$addvec.ZZ36])" office:value-type="float" office:value="290.055" calcext:value-type="float">
            <text:p>290.055</text:p>
          </table:table-cell>
          <table:table-cell table:formula="of:=[.X37]&gt;[.Y37]" office:value-type="boolean" office:boolean-value="false" calcext:value-type="boolean">
            <text:p>FALSE</text:p>
          </table:table-cell>
          <table:table-cell table:formula="of:=(1-[.Y37]/[.X37])*100" office:value-type="float" office:value="-1.24496052777021" calcext:value-type="float">
            <text:p>-1.244960527770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4255.49666666667" calcext:value-type="float">
            <text:p>4255.49666666667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59775" calcext:value-type="float">
            <text:p>159775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43663.3" calcext:value-type="float">
            <text:p>43663.3</text:p>
          </table:table-cell>
          <table:table-cell table:formula="of:=SUM([$ra.C37:$ra.ZZ39]) / COUNT([$ra.C37:$ra.ZZ39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6.178666666667" calcext:value-type="float">
            <text:p>316.178666666667</text:p>
          </table:table-cell>
          <table:table-cell table:formula="of:=SUM([$addvec.C37:$addvec.ZZ37]) / COUNT([$addvec.C37:$addvec.ZZ37])" office:value-type="float" office:value="332.513" calcext:value-type="float">
            <text:p>332.513</text:p>
          </table:table-cell>
          <table:table-cell table:formula="of:=[.X38]&gt;[.Y38]" office:value-type="boolean" office:boolean-value="false" calcext:value-type="boolean">
            <text:p>FALSE</text:p>
          </table:table-cell>
          <table:table-cell table:formula="of:=(1-[.Y38]/[.X38])*100" office:value-type="float" office:value="-5.16617186906982" calcext:value-type="float">
            <text:p>-5.1661718690698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4576.14333333333" calcext:value-type="float">
            <text:p>4576.14333333333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190643" calcext:value-type="float">
            <text:p>190643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45691" calcext:value-type="float">
            <text:p>45691</text:p>
          </table:table-cell>
          <table:table-cell table:formula="of:=SUM([$ra.C38:$ra.ZZ40]) / COUNT([$ra.C38:$ra.ZZ40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715666666667" calcext:value-type="float">
            <text:p>334.715666666667</text:p>
          </table:table-cell>
          <table:table-cell table:formula="of:=SUM([$addvec.C38:$addvec.ZZ38]) / COUNT([$addvec.C38:$addvec.ZZ38])" office:value-type="float" office:value="336.28" calcext:value-type="float">
            <text:p>336.28</text:p>
          </table:table-cell>
          <table:table-cell table:formula="of:=[.X39]&gt;[.Y39]" office:value-type="boolean" office:boolean-value="false" calcext:value-type="boolean">
            <text:p>FALSE</text:p>
          </table:table-cell>
          <table:table-cell table:formula="of:=(1-[.Y39]/[.X39])*100" office:value-type="float" office:value="-0.467361850406345" calcext:value-type="float">
            <text:p>-0.4673618504063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4890.11333333333" calcext:value-type="float">
            <text:p>4890.11333333333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20042.666666667" calcext:value-type="float">
            <text:p>220042.666666667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48990.1333333333" calcext:value-type="float">
            <text:p>48990.1333333333</text:p>
          </table:table-cell>
          <table:table-cell table:formula="of:=SUM([$ra.C39:$ra.ZZ41]) / COUNT([$ra.C39:$ra.ZZ41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61.348666666667" calcext:value-type="float">
            <text:p>361.348666666667</text:p>
          </table:table-cell>
          <table:table-cell table:formula="of:=SUM([$addvec.C39:$addvec.ZZ39]) / COUNT([$addvec.C39:$addvec.ZZ39])" office:value-type="float" office:value="359.525" calcext:value-type="float">
            <text:p>359.525</text:p>
          </table:table-cell>
          <table:table-cell table:formula="of:=[.X40]&gt;[.Y40]" office:value-type="boolean" office:boolean-value="true" calcext:value-type="boolean">
            <text:p>TRUE</text:p>
          </table:table-cell>
          <table:table-cell table:formula="of:=(1-[.Y40]/[.X40])*100" office:value-type="float" office:value="0.504683380594562" calcext:value-type="float">
            <text:p>0.5046833805945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fdtd-van'.C40:$'fdtd-van'.ZZ40]) / COUNT([$'fdtd-van'.C40:$'fdtd-van'.ZZ40])" office:value-type="float" office:value="5063.94333333333" calcext:value-type="float">
            <text:p>5063.94333333333</text:p>
          </table:table-cell>
          <table:table-cell table:style-name="ce7" table:formula="of:=SUM([$fdtd.C40:$fdtd.ZZ40]) / COUNT([$fdtd.C40:$fdtd.ZZ40])" office:value-type="string" office:string-value="" calcext:value-type="error">
            <text:p>#DIV/0!</text:p>
          </table:table-cell>
          <table:table-cell table:style-name="ce11" table:formula="of:=[.C41]&gt;[.D41]" office:value-type="string" office:string-value="" calcext:value-type="error">
            <text:p>#DIV/0!</text:p>
          </table:table-cell>
          <table:table-cell table:style-name="ce15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nw-van'.C40:$'nw-van'.ZZ40]) / COUNT([$'nw-van'.C40:$'nw-van'.ZZ40])" office:value-type="float" office:value="251343.666666667" calcext:value-type="float">
            <text:p>251343.666666667</text:p>
          </table:table-cell>
          <table:table-cell table:style-name="ce7" table:formula="of:=SUM([$nw.C40:$nw.ZZ40]) / COUNT([$nw.C40:$nw.ZZ40])" office:value-type="string" office:string-value="" calcext:value-type="error">
            <text:p>#DIV/0!</text:p>
          </table:table-cell>
          <table:table-cell table:style-name="ce11" table:formula="of:=[.J41]&gt;[.K41]" office:value-type="string" office:string-value="" calcext:value-type="error">
            <text:p>#DIV/0!</text:p>
          </table:table-cell>
          <table:table-cell table:style-name="ce15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ra-van'.C40:$'ra-van'.ZZ40]) / COUNT([$'ra-van'.C40:$'ra-van'.ZZ40])" office:value-type="float" office:value="52668.7666666667" calcext:value-type="float">
            <text:p>52668.7666666667</text:p>
          </table:table-cell>
          <table:table-cell table:formula="of:=SUM([$ra.C40:$ra.ZZ42]) / COUNT([$ra.C40:$ra.ZZ42])" office:value-type="string" office:string-value="" calcext:value-type="error">
            <text:p>#DIV/0!</text:p>
          </table:table-cell>
          <table:table-cell table:style-name="ce11" table:formula="of:=[.Q41]&gt;[.R41]" office:value-type="string" office:string-value="" calcext:value-type="error">
            <text:p>#DIV/0!</text:p>
          </table:table-cell>
          <table:table-cell table:style-name="ce15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addvec-van'.C40:$'addvec-van'.ZZ40]) / COUNT([$'addvec-van'.C40:$'addvec-van'.ZZ40])" office:value-type="float" office:value="380.063333333333" calcext:value-type="float">
            <text:p>380.063333333333</text:p>
          </table:table-cell>
          <table:table-cell table:formula="of:=SUM([$addvec.C40:$addvec.ZZ40]) / COUNT([$addvec.C40:$addvec.ZZ40])" office:value-type="float" office:value="383.961" calcext:value-type="float">
            <text:p>383.961</text:p>
          </table:table-cell>
          <table:table-cell table:formula="of:=[.X41]&gt;[.Y41]" office:value-type="boolean" office:boolean-value="false" calcext:value-type="boolean">
            <text:p>FALSE</text:p>
          </table:table-cell>
          <table:table-cell table:style-name="ce15" table:formula="of:=(1-[.Y41]/[.X41])*100" office:value-type="float" office:value="-1.02553083258055" calcext:value-type="float">
            <text:p>-1.02553083258055</text:p>
          </table:table-cell>
        </table:table-row>
      </table:table>
      <table:table table:name="addvec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8643" calcext:value-type="float">
            <text:p>3.98643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3.95677" calcext:value-type="float">
            <text:p>3.95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5.44083" calcext:value-type="float">
            <text:p>5.44083</text:p>
          </table:table-cell>
          <table:table-cell office:value-type="float" office:value="5.44099" calcext:value-type="float">
            <text:p>5.4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8202" calcext:value-type="float">
            <text:p>7.38202</text:p>
          </table:table-cell>
          <table:table-cell office:value-type="float" office:value="6.97059" calcext:value-type="float">
            <text:p>6.97059</text:p>
          </table:table-cell>
          <table:table-cell office:value-type="float" office:value="6.99443" calcext:value-type="float">
            <text:p>6.99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4067" calcext:value-type="float">
            <text:p>9.24067</text:p>
          </table:table-cell>
          <table:table-cell office:value-type="float" office:value="8.66538" calcext:value-type="float">
            <text:p>8.66538</text:p>
          </table:table-cell>
          <table:table-cell office:value-type="float" office:value="8.8023" calcext:value-type="float">
            <text:p>8.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2061" calcext:value-type="float">
            <text:p>12.2061</text:p>
          </table:table-cell>
          <table:table-cell office:value-type="float" office:value="9.78227" calcext:value-type="float">
            <text:p>9.78227</text:p>
          </table:table-cell>
          <table:table-cell office:value-type="float" office:value="9.58874" calcext:value-type="float">
            <text:p>9.588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4413" calcext:value-type="float">
            <text:p>11.4413</text:p>
          </table:table-cell>
          <table:table-cell office:value-type="float" office:value="11.6234" calcext:value-type="float">
            <text:p>11.6234</text:p>
          </table:table-cell>
          <table:table-cell office:value-type="float" office:value="11.7578" calcext:value-type="float">
            <text:p>11.7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8523" calcext:value-type="float">
            <text:p>12.8523</text:p>
          </table:table-cell>
          <table:table-cell office:value-type="float" office:value="13.7938" calcext:value-type="float">
            <text:p>13.7938</text:p>
          </table:table-cell>
          <table:table-cell office:value-type="float" office:value="13.6315" calcext:value-type="float">
            <text:p>13.6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5.1706" calcext:value-type="float">
            <text:p>15.1706</text:p>
          </table:table-cell>
          <table:table-cell office:value-type="float" office:value="15.3103" calcext:value-type="float">
            <text:p>15.31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4137" calcext:value-type="float">
            <text:p>16.4137</text:p>
          </table:table-cell>
          <table:table-cell office:value-type="float" office:value="14.3145" calcext:value-type="float">
            <text:p>14.3145</text:p>
          </table:table-cell>
          <table:table-cell office:value-type="float" office:value="16.4202" calcext:value-type="float">
            <text:p>16.4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.7084" calcext:value-type="float">
            <text:p>16.7084</text:p>
          </table:table-cell>
          <table:table-cell office:value-type="float" office:value="19.0367" calcext:value-type="float">
            <text:p>19.0367</text:p>
          </table:table-cell>
          <table:table-cell office:value-type="float" office:value="18.8041" calcext:value-type="float">
            <text:p>18.8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9.0403" calcext:value-type="float">
            <text:p>19.0403</text:p>
          </table:table-cell>
          <table:table-cell office:value-type="float" office:value="20.0653" calcext:value-type="float">
            <text:p>20.0653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063" calcext:value-type="float">
            <text:p>23.6063</text:p>
          </table:table-cell>
          <table:table-cell office:value-type="float" office:value="21.2595" calcext:value-type="float">
            <text:p>21.259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1965" calcext:value-type="float">
            <text:p>26.1965</text:p>
          </table:table-cell>
          <table:table-cell office:value-type="float" office:value="26.2093" calcext:value-type="float">
            <text:p>26.2093</text:p>
          </table:table-cell>
          <table:table-cell office:value-type="float" office:value="26.3098" calcext:value-type="float">
            <text:p>26.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28.8338" calcext:value-type="float">
            <text:p>28.8338</text:p>
          </table:table-cell>
          <table:table-cell office:value-type="float" office:value="28.8237" calcext:value-type="float">
            <text:p>28.8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.1486" calcext:value-type="float">
            <text:p>30.1486</text:p>
          </table:table-cell>
          <table:table-cell office:value-type="float" office:value="30.1732" calcext:value-type="float">
            <text:p>30.1732</text:p>
          </table:table-cell>
          <table:table-cell office:value-type="float" office:value="28.2104" calcext:value-type="float">
            <text:p>28.2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46" calcext:value-type="float">
            <text:p>34.46</text:p>
          </table:table-cell>
          <table:table-cell office:value-type="float" office:value="30.6289" calcext:value-type="float">
            <text:p>30.6289</text:p>
          </table:table-cell>
          <table:table-cell office:value-type="float" office:value="30.8676" calcext:value-type="float">
            <text:p>30.86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6.1588" calcext:value-type="float">
            <text:p>36.1588</text:p>
          </table:table-cell>
          <table:table-cell office:value-type="float" office:value="32.9421" calcext:value-type="float">
            <text:p>32.9421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35.3924" calcext:value-type="float">
            <text:p>35.3924</text:p>
          </table:table-cell>
          <table:table-cell office:value-type="float" office:value="38.697" calcext:value-type="float">
            <text:p>38.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7.7154" calcext:value-type="float">
            <text:p>37.7154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41.0153" calcext:value-type="float">
            <text:p>41.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1741" calcext:value-type="float">
            <text:p>16.174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5.9779" calcext:value-type="float">
            <text:p>15.9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0272" calcext:value-type="float">
            <text:p>31.0272</text:p>
          </table:table-cell>
          <table:table-cell office:value-type="float" office:value="31.2934" calcext:value-type="float">
            <text:p>31.2934</text:p>
          </table:table-cell>
          <table:table-cell office:value-type="float" office:value="31.2209" calcext:value-type="float">
            <text:p>31.2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46.3558" calcext:value-type="float">
            <text:p>46.3558</text:p>
          </table:table-cell>
          <table:table-cell office:value-type="float" office:value="42.8472" calcext:value-type="float">
            <text:p>42.8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994" calcext:value-type="float">
            <text:p>61.1994</text:p>
          </table:table-cell>
          <table:table-cell office:value-type="float" office:value="61.8378" calcext:value-type="float">
            <text:p>61.8378</text:p>
          </table:table-cell>
          <table:table-cell office:value-type="float" office:value="61.2998" calcext:value-type="float">
            <text:p>61.2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3288" calcext:value-type="float">
            <text:p>75.3288</text:p>
          </table:table-cell>
          <table:table-cell office:value-type="float" office:value="71.6175" calcext:value-type="float">
            <text:p>71.6175</text:p>
          </table:table-cell>
          <table:table-cell office:value-type="float" office:value="77.5939" calcext:value-type="float">
            <text:p>77.59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6236" calcext:value-type="float">
            <text:p>91.6236</text:p>
          </table:table-cell>
          <table:table-cell office:value-type="float" office:value="90.7391" calcext:value-type="float">
            <text:p>90.7391</text:p>
          </table:table-cell>
          <table:table-cell office:value-type="float" office:value="88.7869" calcext:value-type="float">
            <text:p>88.78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74" calcext:value-type="float">
            <text:p>103.674</text:p>
          </table:table-cell>
          <table:table-cell office:value-type="float" office:value="105.446" calcext:value-type="float">
            <text:p>105.446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132.809" calcext:value-type="float">
            <text:p>132.8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1.055" calcext:value-type="float">
            <text:p>151.055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2.406" calcext:value-type="float">
            <text:p>152.4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714" calcext:value-type="float">
            <text:p>167.714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3.497" calcext:value-type="float">
            <text:p>173.4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7.789" calcext:value-type="float">
            <text:p>197.789</text:p>
          </table:table-cell>
          <table:table-cell office:value-type="float" office:value="189.342" calcext:value-type="float">
            <text:p>189.342</text:p>
          </table:table-cell>
          <table:table-cell office:value-type="float" office:value="195.871" calcext:value-type="float">
            <text:p>195.8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220.929" calcext:value-type="float">
            <text:p>220.929</text:p>
          </table:table-cell>
          <table:table-cell office:value-type="float" office:value="220.376" calcext:value-type="float">
            <text:p>220.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242.098" calcext:value-type="float">
            <text:p>242.0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266.684" calcext:value-type="float">
            <text:p>266.6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752" calcext:value-type="float">
            <text:p>289.752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289.541" calcext:value-type="float">
            <text:p>289.5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320.321" calcext:value-type="float">
            <text:p>320.321</text:p>
          </table:table-cell>
          <table:table-cell office:value-type="float" office:value="313.758" calcext:value-type="float">
            <text:p>313.7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5.958" calcext:value-type="float">
            <text:p>325.958</text:p>
          </table:table-cell>
          <table:table-cell office:value-type="float" office:value="341.582" calcext:value-type="float">
            <text:p>341.582</text:p>
          </table:table-cell>
          <table:table-cell office:value-type="float" office:value="336.607" calcext:value-type="float">
            <text:p>336.6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363.113" calcext:value-type="float">
            <text:p>363.113</text:p>
          </table:table-cell>
          <table:table-cell office:value-type="float" office:value="360.501" calcext:value-type="float">
            <text:p>360.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836" calcext:value-type="float">
            <text:p>370.836</text:p>
          </table:table-cell>
          <table:table-cell office:value-type="float" office:value="381.255" calcext:value-type="float">
            <text:p>381.255</text:p>
          </table:table-cell>
          <table:table-cell office:value-type="float" office:value="388.099" calcext:value-type="float">
            <text:p>388.099</text:p>
          </table:table-cell>
        </table:table-row>
      </table:table>
      <table:table table:name="fdtd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4867" calcext:value-type="float">
            <text:p>4.24867</text:p>
          </table:table-cell>
          <table:table-cell office:value-type="float" office:value="4.11702" calcext:value-type="float">
            <text:p>4.11702</text:p>
          </table:table-cell>
          <table:table-cell office:value-type="float" office:value="4.04675" calcext:value-type="float">
            <text:p>4.04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7955" calcext:value-type="float">
            <text:p>6.67955</text:p>
          </table:table-cell>
          <table:table-cell office:value-type="float" office:value="6.73997" calcext:value-type="float">
            <text:p>6.73997</text:p>
          </table:table-cell>
          <table:table-cell office:value-type="float" office:value="6.78912" calcext:value-type="float">
            <text:p>6.78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10.2535" calcext:value-type="float">
            <text:p>10.2535</text:p>
          </table:table-cell>
          <table:table-cell office:value-type="float" office:value="10.366" calcext:value-type="float">
            <text:p>10.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7724" calcext:value-type="float">
            <text:p>12.7724</text:p>
          </table:table-cell>
          <table:table-cell office:value-type="float" office:value="12.9087" calcext:value-type="float">
            <text:p>12.9087</text:p>
          </table:table-cell>
          <table:table-cell office:value-type="float" office:value="13.2209" calcext:value-type="float">
            <text:p>13.2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5.4132" calcext:value-type="float">
            <text:p>15.4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1752" calcext:value-type="float">
            <text:p>18.1752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18.3849" calcext:value-type="float">
            <text:p>18.3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66" calcext:value-type="float">
            <text:p>20.8766</text:p>
          </table:table-cell>
          <table:table-cell office:value-type="float" office:value="21.2101" calcext:value-type="float">
            <text:p>21.2101</text:p>
          </table:table-cell>
          <table:table-cell office:value-type="float" office:value="21.0278" calcext:value-type="float">
            <text:p>21.0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21.8726" calcext:value-type="float">
            <text:p>21.8726</text:p>
          </table:table-cell>
          <table:table-cell office:value-type="float" office:value="23.5981" calcext:value-type="float">
            <text:p>23.5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2728" calcext:value-type="float">
            <text:p>26.2728</text:p>
          </table:table-cell>
          <table:table-cell office:value-type="float" office:value="26.0956" calcext:value-type="float">
            <text:p>26.0956</text:p>
          </table:table-cell>
          <table:table-cell office:value-type="float" office:value="25.6748" calcext:value-type="float">
            <text:p>25.67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9.422" calcext:value-type="float">
            <text:p>129.422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3.812" calcext:value-type="float">
            <text:p>143.812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1.07" calcext:value-type="float">
            <text:p>161.07</text:p>
          </table:table-cell>
          <table:table-cell office:value-type="float" office:value="156.748" calcext:value-type="float">
            <text:p>156.748</text:p>
          </table:table-cell>
          <table:table-cell office:value-type="float" office:value="163.847" calcext:value-type="float">
            <text:p>163.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9.451" calcext:value-type="float">
            <text:p>169.451</text:p>
          </table:table-cell>
          <table:table-cell office:value-type="float" office:value="171.109" calcext:value-type="float">
            <text:p>171.109</text:p>
          </table:table-cell>
          <table:table-cell office:value-type="float" office:value="181.432" calcext:value-type="float">
            <text:p>181.4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84.934" calcext:value-type="float">
            <text:p>384.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7.897" calcext:value-type="float">
            <text:p>407.897</text:p>
          </table:table-cell>
          <table:table-cell office:value-type="float" office:value="406.682" calcext:value-type="float">
            <text:p>406.682</text:p>
          </table:table-cell>
          <table:table-cell office:value-type="float" office:value="407.383" calcext:value-type="float">
            <text:p>407.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99.572" calcext:value-type="float">
            <text:p>399.572</text:p>
          </table:table-cell>
          <table:table-cell office:value-type="float" office:value="433.769" calcext:value-type="float">
            <text:p>433.769</text:p>
          </table:table-cell>
          <table:table-cell office:value-type="float" office:value="433.353" calcext:value-type="float">
            <text:p>433.3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0.837" calcext:value-type="float">
            <text:p>460.837</text:p>
          </table:table-cell>
          <table:table-cell office:value-type="float" office:value="478.305" calcext:value-type="float">
            <text:p>478.305</text:p>
          </table:table-cell>
          <table:table-cell office:value-type="float" office:value="461.2" calcext:value-type="float">
            <text:p>461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9.133" calcext:value-type="float">
            <text:p>489.133</text:p>
          </table:table-cell>
          <table:table-cell office:value-type="float" office:value="489.009" calcext:value-type="float">
            <text:p>489.009</text:p>
          </table:table-cell>
          <table:table-cell office:value-type="float" office:value="479.397" calcext:value-type="float">
            <text:p>479.3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13.936" calcext:value-type="float">
            <text:p>513.936</text:p>
          </table:table-cell>
          <table:table-cell office:value-type="float" office:value="513.833" calcext:value-type="float">
            <text:p>513.833</text:p>
          </table:table-cell>
          <table:table-cell office:value-type="float" office:value="514.616" calcext:value-type="float">
            <text:p>514.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43.003" calcext:value-type="float">
            <text:p>543.003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542.817" calcext:value-type="float">
            <text:p>542.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.9414" calcext:value-type="float">
            <text:p>26.9414</text:p>
          </table:table-cell>
          <table:table-cell office:value-type="float" office:value="28.7604" calcext:value-type="float">
            <text:p>28.7604</text:p>
          </table:table-cell>
          <table:table-cell office:value-type="float" office:value="28.621" calcext:value-type="float">
            <text:p>28.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3778" calcext:value-type="float">
            <text:p>57.3778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3707" calcext:value-type="float">
            <text:p>57.3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688" calcext:value-type="float">
            <text:p>81.1688</text:p>
          </table:table-cell>
          <table:table-cell office:value-type="float" office:value="80.6636" calcext:value-type="float">
            <text:p>80.6636</text:p>
          </table:table-cell>
          <table:table-cell office:value-type="float" office:value="82.4822" calcext:value-type="float">
            <text:p>82.4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09.775" calcext:value-type="float">
            <text:p>109.775</text:p>
          </table:table-cell>
          <table:table-cell office:value-type="float" office:value="110.537" calcext:value-type="float">
            <text:p>110.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29.696" calcext:value-type="float">
            <text:p>129.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68" calcext:value-type="float">
            <text:p>166.468</text:p>
          </table:table-cell>
          <table:table-cell office:value-type="float" office:value="162.359" calcext:value-type="float">
            <text:p>162.359</text:p>
          </table:table-cell>
          <table:table-cell office:value-type="float" office:value="165.319" calcext:value-type="float">
            <text:p>165.3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190.522" calcext:value-type="float">
            <text:p>190.522</text:p>
          </table:table-cell>
          <table:table-cell office:value-type="float" office:value="190.526" calcext:value-type="float">
            <text:p>190.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13" calcext:value-type="float">
            <text:p>214.213</text:p>
          </table:table-cell>
          <table:table-cell office:value-type="float" office:value="214.871" calcext:value-type="float">
            <text:p>214.871</text:p>
          </table:table-cell>
          <table:table-cell office:value-type="float" office:value="213.347" calcext:value-type="float">
            <text:p>213.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57" calcext:value-type="float">
            <text:p>244.057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245.695" calcext:value-type="float">
            <text:p>245.6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26.73" calcext:value-type="float">
            <text:p>1326.73</text:p>
          </table:table-cell>
          <table:table-cell office:value-type="float" office:value="1328.46" calcext:value-type="float">
            <text:p>1328.4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476.94" calcext:value-type="float">
            <text:p>1476.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1.81" calcext:value-type="float">
            <text:p>1561.81</text:p>
          </table:table-cell>
          <table:table-cell office:value-type="float" office:value="1488.59" calcext:value-type="float">
            <text:p>1488.59</text:p>
          </table:table-cell>
          <table:table-cell office:value-type="float" office:value="1571.61" calcext:value-type="float">
            <text:p>1571.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1750.24" calcext:value-type="float">
            <text:p>1750.24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0.02" calcext:value-type="float">
            <text:p>1890.02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1895.78" calcext:value-type="float">
            <text:p>1895.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55.7" calcext:value-type="float">
            <text:p>3855.7</text:p>
          </table:table-cell>
          <table:table-cell office:value-type="float" office:value="3855.3" calcext:value-type="float">
            <text:p>3855.3</text:p>
          </table:table-cell>
          <table:table-cell office:value-type="float" office:value="3863.07" calcext:value-type="float">
            <text:p>3863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77.72" calcext:value-type="float">
            <text:p>3877.72</text:p>
          </table:table-cell>
          <table:table-cell office:value-type="float" office:value="4082.84" calcext:value-type="float">
            <text:p>4082.84</text:p>
          </table:table-cell>
          <table:table-cell office:value-type="float" office:value="4082.1" calcext:value-type="float">
            <text:p>4082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5.15" calcext:value-type="float">
            <text:p>4395.15</text:p>
          </table:table-cell>
          <table:table-cell office:value-type="float" office:value="4195.26" calcext:value-type="float">
            <text:p>4195.26</text:p>
          </table:table-cell>
          <table:table-cell office:value-type="float" office:value="4176.08" calcext:value-type="float">
            <text:p>4176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9.87" calcext:value-type="float">
            <text:p>4639.87</text:p>
          </table:table-cell>
          <table:table-cell office:value-type="float" office:value="4438.59" calcext:value-type="float">
            <text:p>4438.59</text:p>
          </table:table-cell>
          <table:table-cell office:value-type="float" office:value="4649.97" calcext:value-type="float">
            <text:p>4649.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4.32" calcext:value-type="float">
            <text:p>4894.32</text:p>
          </table:table-cell>
          <table:table-cell office:value-type="float" office:value="4858.97" calcext:value-type="float">
            <text:p>4858.97</text:p>
          </table:table-cell>
          <table:table-cell office:value-type="float" office:value="4917.05" calcext:value-type="float">
            <text:p>4917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09.42" calcext:value-type="float">
            <text:p>5109.42</text:p>
          </table:table-cell>
          <table:table-cell office:value-type="float" office:value="5147.88" calcext:value-type="float">
            <text:p>5147.88</text:p>
          </table:table-cell>
          <table:table-cell office:value-type="float" office:value="4934.53" calcext:value-type="float">
            <text:p>4934.53</text:p>
          </table:table-cell>
        </table:table-row>
      </table:table>
      <table:table table:name="nw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822" calcext:value-type="float">
            <text:p>3.38822</text:p>
          </table:table-cell>
          <table:table-cell office:value-type="float" office:value="3.18067" calcext:value-type="float">
            <text:p>3.18067</text:p>
          </table:table-cell>
          <table:table-cell office:value-type="float" office:value="3.62906" calcext:value-type="float">
            <text:p>3.6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41597" calcext:value-type="float">
            <text:p>5.41597</text:p>
          </table:table-cell>
          <table:table-cell office:value-type="float" office:value="5.7601" calcext:value-type="float">
            <text:p>5.7601</text:p>
          </table:table-cell>
          <table:table-cell office:value-type="float" office:value="5.90278" calcext:value-type="float">
            <text:p>5.90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8243" calcext:value-type="float">
            <text:p>8.08243</text:p>
          </table:table-cell>
          <table:table-cell office:value-type="float" office:value="8.10598" calcext:value-type="float">
            <text:p>8.10598</text:p>
          </table:table-cell>
          <table:table-cell office:value-type="float" office:value="8.19027" calcext:value-type="float">
            <text:p>8.1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1206" calcext:value-type="float">
            <text:p>10.1206</text:p>
          </table:table-cell>
          <table:table-cell office:value-type="float" office:value="9.23043" calcext:value-type="float">
            <text:p>9.23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9614" calcext:value-type="float">
            <text:p>11.9614</text:p>
          </table:table-cell>
          <table:table-cell office:value-type="float" office:value="12.1031" calcext:value-type="float">
            <text:p>12.1031</text:p>
          </table:table-cell>
          <table:table-cell office:value-type="float" office:value="12.4109" calcext:value-type="float">
            <text:p>12.4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1456" calcext:value-type="float">
            <text:p>14.1456</text:p>
          </table:table-cell>
          <table:table-cell office:value-type="float" office:value="13.7124" calcext:value-type="float">
            <text:p>13.7124</text:p>
          </table:table-cell>
          <table:table-cell office:value-type="float" office:value="13.0376" calcext:value-type="float">
            <text:p>13.03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2786" calcext:value-type="float">
            <text:p>16.2786</text:p>
          </table:table-cell>
          <table:table-cell office:value-type="float" office:value="15.0733" calcext:value-type="float">
            <text:p>15.0733</text:p>
          </table:table-cell>
          <table:table-cell office:value-type="float" office:value="14.9361" calcext:value-type="float">
            <text:p>14.9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6599" calcext:value-type="float">
            <text:p>17.6599</text:p>
          </table:table-cell>
          <table:table-cell office:value-type="float" office:value="16.6995" calcext:value-type="float">
            <text:p>16.6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4854" calcext:value-type="float">
            <text:p>18.4854</text:p>
          </table:table-cell>
          <table:table-cell office:value-type="float" office:value="18.1382" calcext:value-type="float">
            <text:p>18.1382</text:p>
          </table:table-cell>
          <table:table-cell office:value-type="float" office:value="19.645" calcext:value-type="float">
            <text:p>19.6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80.9748" calcext:value-type="float">
            <text:p>80.9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862.671" calcext:value-type="float">
            <text:p>862.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776.08" calcext:value-type="float">
            <text:p>1776.08</text:p>
          </table:table-cell>
          <table:table-cell office:value-type="float" office:value="1754.38" calcext:value-type="float">
            <text:p>1754.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17.15" calcext:value-type="float">
            <text:p>2717.15</text:p>
          </table:table-cell>
          <table:table-cell office:value-type="float" office:value="2908.73" calcext:value-type="float">
            <text:p>2908.73</text:p>
          </table:table-cell>
          <table:table-cell office:value-type="float" office:value="2812.63" calcext:value-type="float">
            <text:p>2812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66.6" calcext:value-type="float">
            <text:p>3766.6</text:p>
          </table:table-cell>
          <table:table-cell office:value-type="float" office:value="3686" calcext:value-type="float">
            <text:p>3686</text:p>
          </table:table-cell>
          <table:table-cell office:value-type="float" office:value="3466.12" calcext:value-type="float">
            <text:p>3466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10.02" calcext:value-type="float">
            <text:p>5010.02</text:p>
          </table:table-cell>
          <table:table-cell office:value-type="float" office:value="4848.37" calcext:value-type="float">
            <text:p>4848.37</text:p>
          </table:table-cell>
          <table:table-cell office:value-type="float" office:value="4691.3" calcext:value-type="float">
            <text:p>469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9.92" calcext:value-type="float">
            <text:p>5779.92</text:p>
          </table:table-cell>
          <table:table-cell office:value-type="float" office:value="5920.96" calcext:value-type="float">
            <text:p>5920.96</text:p>
          </table:table-cell>
          <table:table-cell office:value-type="float" office:value="5953.26" calcext:value-type="float">
            <text:p>5953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529.12" calcext:value-type="float">
            <text:p>7529.12</text:p>
          </table:table-cell>
          <table:table-cell office:value-type="float" office:value="7327.27" calcext:value-type="float">
            <text:p>7327.27</text:p>
          </table:table-cell>
          <table:table-cell office:value-type="float" office:value="7529.26" calcext:value-type="float">
            <text:p>752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046.27" calcext:value-type="float">
            <text:p>9046.27</text:p>
          </table:table-cell>
          <table:table-cell office:value-type="float" office:value="8948.79" calcext:value-type="float">
            <text:p>8948.79</text:p>
          </table:table-cell>
          <table:table-cell office:value-type="float" office:value="9113.11" calcext:value-type="float">
            <text:p>911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53" calcext:value-type="float">
            <text:p>10853</text:p>
          </table:table-cell>
          <table:table-cell office:value-type="float" office:value="10822.8" calcext:value-type="float">
            <text:p>10822.8</text:p>
          </table:table-cell>
          <table:table-cell office:value-type="float" office:value="10940.3" calcext:value-type="float">
            <text:p>1094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86.8" calcext:value-type="float">
            <text:p>13086.8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13109.8" calcext:value-type="float">
            <text:p>1310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0488" calcext:value-type="float">
            <text:p>22.0488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1.8865" calcext:value-type="float">
            <text:p>21.8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5" calcext:value-type="float">
            <text:p>41.5</text:p>
          </table:table-cell>
          <table:table-cell office:value-type="float" office:value="40.7429" calcext:value-type="float">
            <text:p>40.7429</text:p>
          </table:table-cell>
          <table:table-cell office:value-type="float" office:value="40.364" calcext:value-type="float">
            <text:p>40.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392" calcext:value-type="float">
            <text:p>60.6392</text:p>
          </table:table-cell>
          <table:table-cell office:value-type="float" office:value="57.2652" calcext:value-type="float">
            <text:p>57.2652</text:p>
          </table:table-cell>
          <table:table-cell office:value-type="float" office:value="60.915" calcext:value-type="float">
            <text:p>60.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739" calcext:value-type="float">
            <text:p>74.5739</text:p>
          </table:table-cell>
          <table:table-cell office:value-type="float" office:value="74.6088" calcext:value-type="float">
            <text:p>74.6088</text:p>
          </table:table-cell>
          <table:table-cell office:value-type="float" office:value="77.2896" calcext:value-type="float">
            <text:p>77.2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91.8682" calcext:value-type="float">
            <text:p>91.8682</text:p>
          </table:table-cell>
          <table:table-cell office:value-type="float" office:value="91.5584" calcext:value-type="float">
            <text:p>91.55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536" calcext:value-type="float">
            <text:p>113.536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108.088" calcext:value-type="float">
            <text:p>108.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19" calcext:value-type="float">
            <text:p>126.919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134.168" calcext:value-type="float">
            <text:p>134.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159" calcext:value-type="float">
            <text:p>143.159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5.656" calcext:value-type="float">
            <text:p>165.656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2.938" calcext:value-type="float">
            <text:p>382.938</text:p>
          </table:table-cell>
          <table:table-cell office:value-type="float" office:value="374.119" calcext:value-type="float">
            <text:p>374.119</text:p>
          </table:table-cell>
          <table:table-cell office:value-type="float" office:value="375.87" calcext:value-type="float">
            <text:p>375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5344.25" calcext:value-type="float">
            <text:p>5344.25</text:p>
          </table:table-cell>
          <table:table-cell office:value-type="float" office:value="5308.91" calcext:value-type="float">
            <text:p>5308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223.8" calcext:value-type="float">
            <text:p>20223.8</text:p>
          </table:table-cell>
          <table:table-cell office:value-type="float" office:value="20294.4" calcext:value-type="float">
            <text:p>20294.4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431.4" calcext:value-type="float">
            <text:p>33431.4</text:p>
          </table:table-cell>
          <table:table-cell office:value-type="float" office:value="57729.6" calcext:value-type="float">
            <text:p>57729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382" calcext:value-type="float">
            <text:p>74382</text:p>
          </table:table-cell>
          <table:table-cell office:value-type="float" office:value="78292.3" calcext:value-type="float">
            <text:p>78292.3</text:p>
          </table:table-cell>
          <table:table-cell office:value-type="float" office:value="79603.8" calcext:value-type="float">
            <text:p>7960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286" calcext:value-type="float">
            <text:p>110286</text:p>
          </table:table-cell>
          <table:table-cell office:value-type="float" office:value="103762" calcext:value-type="float">
            <text:p>103762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4223" calcext:value-type="float">
            <text:p>134223</text:p>
          </table:table-cell>
          <table:table-cell office:value-type="float" office:value="134038" calcext:value-type="float">
            <text:p>134038</text:p>
          </table:table-cell>
          <table:table-cell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71" calcext:value-type="float">
            <text:p>161871</text:p>
          </table:table-cell>
          <table:table-cell office:value-type="float" office:value="158251" calcext:value-type="float">
            <text:p>158251</text:p>
          </table:table-cell>
          <table:table-cell office:value-type="float" office:value="159203" calcext:value-type="float">
            <text:p>1592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7" calcext:value-type="float">
            <text:p>190107</text:p>
          </table:table-cell>
          <table:table-cell office:value-type="float" office:value="192130" calcext:value-type="float">
            <text:p>192130</text:p>
          </table:table-cell>
          <table:table-cell office:value-type="float" office:value="189692" calcext:value-type="float">
            <text:p>1896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403" calcext:value-type="float">
            <text:p>220403</text:p>
          </table:table-cell>
          <table:table-cell office:value-type="float" office:value="221413" calcext:value-type="float">
            <text:p>221413</text:p>
          </table:table-cell>
          <table:table-cell office:value-type="float" office:value="218312" calcext:value-type="float">
            <text:p>218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016" calcext:value-type="float">
            <text:p>253016</text:p>
          </table:table-cell>
          <table:table-cell office:value-type="float" office:value="251932" calcext:value-type="float">
            <text:p>251932</text:p>
          </table:table-cell>
          <table:table-cell office:value-type="float" office:value="249083" calcext:value-type="float">
            <text:p>249083</text:p>
          </table:table-cell>
        </table:table-row>
      </table:table>
      <table:table table:name="ra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95283" calcext:value-type="float">
            <text:p>1.95283</text:p>
          </table:table-cell>
          <table:table-cell office:value-type="float" office:value="1.94355" calcext:value-type="float">
            <text:p>1.94355</text:p>
          </table:table-cell>
          <table:table-cell office:value-type="float" office:value="1.74739" calcext:value-type="float">
            <text:p>1.74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3638" calcext:value-type="float">
            <text:p>2.93638</text:p>
          </table:table-cell>
          <table:table-cell office:value-type="float" office:value="3.49696" calcext:value-type="float">
            <text:p>3.4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4.19165" calcext:value-type="float">
            <text:p>4.19165</text:p>
          </table:table-cell>
          <table:table-cell office:value-type="float" office:value="4.10845" calcext:value-type="float">
            <text:p>4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3443" calcext:value-type="float">
            <text:p>4.83443</text:p>
          </table:table-cell>
          <table:table-cell office:value-type="float" office:value="5.21542" calcext:value-type="float">
            <text:p>5.21542</text:p>
          </table:table-cell>
          <table:table-cell office:value-type="float" office:value="5.15824" calcext:value-type="float">
            <text:p>5.15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0134" calcext:value-type="float">
            <text:p>6.20134</text:p>
          </table:table-cell>
          <table:table-cell office:value-type="float" office:value="6.03648" calcext:value-type="float">
            <text:p>6.03648</text:p>
          </table:table-cell>
          <table:table-cell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6.98186" calcext:value-type="float">
            <text:p>6.98186</text:p>
          </table:table-cell>
          <table:table-cell office:value-type="float" office:value="6.87866" calcext:value-type="float">
            <text:p>6.87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14426" calcext:value-type="float">
            <text:p>8.14426</text:p>
          </table:table-cell>
          <table:table-cell office:value-type="float" office:value="7.65645" calcext:value-type="float">
            <text:p>7.65645</text:p>
          </table:table-cell>
          <table:table-cell office:value-type="float" office:value="8.15834" calcext:value-type="float">
            <text:p>8.158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43226" calcext:value-type="float">
            <text:p>9.43226</text:p>
          </table:table-cell>
          <table:table-cell office:value-type="float" office:value="8.96125" calcext:value-type="float">
            <text:p>8.96125</text:p>
          </table:table-cell>
          <table:table-cell office:value-type="float" office:value="9.33526" calcext:value-type="float">
            <text:p>9.33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008" calcext:value-type="float">
            <text:p>10.4008</text:p>
          </table:table-cell>
          <table:table-cell office:value-type="float" office:value="10.6214" calcext:value-type="float">
            <text:p>10.6214</text:p>
          </table:table-cell>
          <table:table-cell office:value-type="float" office:value="10.3529" calcext:value-type="float">
            <text:p>10.35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2267" calcext:value-type="float">
            <text:p>26.2267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6.4172" calcext:value-type="float">
            <text:p>26.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8437" calcext:value-type="float">
            <text:p>29.8437</text:p>
          </table:table-cell>
          <table:table-cell office:value-type="float" office:value="30.2133" calcext:value-type="float">
            <text:p>30.2133</text:p>
          </table:table-cell>
          <table:table-cell office:value-type="float" office:value="30.5041" calcext:value-type="float">
            <text:p>30.5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588" calcext:value-type="float">
            <text:p>48.4588</text:p>
          </table:table-cell>
          <table:table-cell office:value-type="float" office:value="48.2212" calcext:value-type="float">
            <text:p>48.2212</text:p>
          </table:table-cell>
          <table:table-cell office:value-type="float" office:value="50.325" calcext:value-type="float">
            <text:p>5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1.564" calcext:value-type="float">
            <text:p>91.564</text:p>
          </table:table-cell>
          <table:table-cell office:value-type="float" office:value="91.5784" calcext:value-type="float">
            <text:p>91.5784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1.578" calcext:value-type="float">
            <text:p>301.578</text:p>
          </table:table-cell>
          <table:table-cell office:value-type="float" office:value="589.19" calcext:value-type="float">
            <text:p>589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2.61" calcext:value-type="float">
            <text:p>2472.61</text:p>
          </table:table-cell>
          <table:table-cell office:value-type="float" office:value="2475.59" calcext:value-type="float">
            <text:p>2475.59</text:p>
          </table:table-cell>
          <table:table-cell office:value-type="float" office:value="3314.41" calcext:value-type="float">
            <text:p>3314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889.15" calcext:value-type="float">
            <text:p>3889.15</text:p>
          </table:table-cell>
          <table:table-cell office:value-type="float" office:value="3800.3" calcext:value-type="float">
            <text:p>380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21.68" calcext:value-type="float">
            <text:p>4021.68</text:p>
          </table:table-cell>
          <table:table-cell office:value-type="float" office:value="4035.68" calcext:value-type="float">
            <text:p>4035.68</text:p>
          </table:table-cell>
          <table:table-cell office:value-type="float" office:value="4025.11" calcext:value-type="float">
            <text:p>402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14.84" calcext:value-type="float">
            <text:p>4314.84</text:p>
          </table:table-cell>
          <table:table-cell office:value-type="float" office:value="4329.28" calcext:value-type="float">
            <text:p>4329.28</text:p>
          </table:table-cell>
          <table:table-cell office:value-type="float" office:value="4307.52" calcext:value-type="float">
            <text:p>4307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69" calcext:value-type="float">
            <text:p>4650.69</text:p>
          </table:table-cell>
          <table:table-cell office:value-type="float" office:value="4652.41" calcext:value-type="float">
            <text:p>4652.41</text:p>
          </table:table-cell>
          <table:table-cell office:value-type="float" office:value="4645.23" calcext:value-type="float">
            <text:p>4645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04.64" calcext:value-type="float">
            <text:p>5104.64</text:p>
          </table:table-cell>
          <table:table-cell office:value-type="float" office:value="5108.34" calcext:value-type="float">
            <text:p>5108.34</text:p>
          </table:table-cell>
          <table:table-cell office:value-type="float" office:value="5073.86" calcext:value-type="float">
            <text:p>507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8872" calcext:value-type="float">
            <text:p>10.8872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7404" calcext:value-type="float">
            <text:p>11.7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4" calcext:value-type="float">
            <text:p>23.594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1.2255" calcext:value-type="float">
            <text:p>21.22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4198" calcext:value-type="float">
            <text:p>33.4198</text:p>
          </table:table-cell>
          <table:table-cell office:value-type="float" office:value="31.4022" calcext:value-type="float">
            <text:p>31.4022</text:p>
          </table:table-cell>
          <table:table-cell office:value-type="float" office:value="34.1765" calcext:value-type="float">
            <text:p>34.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44.2829" calcext:value-type="float">
            <text:p>44.2829</text:p>
          </table:table-cell>
          <table:table-cell office:value-type="float" office:value="44.3709" calcext:value-type="float">
            <text:p>44.3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77" calcext:value-type="float">
            <text:p>55.4377</text:p>
          </table:table-cell>
          <table:table-cell office:value-type="float" office:value="55.1741" calcext:value-type="float">
            <text:p>55.1741</text:p>
          </table:table-cell>
          <table:table-cell office:value-type="float" office:value="52.4751" calcext:value-type="float">
            <text:p>52.4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9955" calcext:value-type="float">
            <text:p>64.9955</text:p>
          </table:table-cell>
          <table:table-cell office:value-type="float" office:value="66.0101" calcext:value-type="float">
            <text:p>66.0101</text:p>
          </table:table-cell>
          <table:table-cell office:value-type="float" office:value="64.8635" calcext:value-type="float">
            <text:p>64.86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77.4432" calcext:value-type="float">
            <text:p>77.4432</text:p>
          </table:table-cell>
          <table:table-cell office:value-type="float" office:value="78.3872" calcext:value-type="float">
            <text:p>78.38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0944" calcext:value-type="float">
            <text:p>84.0944</text:p>
          </table:table-cell>
          <table:table-cell office:value-type="float" office:value="86.8911" calcext:value-type="float">
            <text:p>86.8911</text:p>
          </table:table-cell>
          <table:table-cell office:value-type="float" office:value="89.9978" calcext:value-type="float">
            <text:p>89.9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0.127" calcext:value-type="float">
            <text:p>100.1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987" calcext:value-type="float">
            <text:p>145.987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144.612" calcext:value-type="float">
            <text:p>144.6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3.426" calcext:value-type="float">
            <text:p>293.426</text:p>
          </table:table-cell>
          <table:table-cell office:value-type="float" office:value="290.901" calcext:value-type="float">
            <text:p>290.901</text:p>
          </table:table-cell>
          <table:table-cell office:value-type="float" office:value="290.345" calcext:value-type="float">
            <text:p>290.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45.345" calcext:value-type="float">
            <text:p>345.345</text:p>
          </table:table-cell>
          <table:table-cell office:value-type="float" office:value="342.745" calcext:value-type="float">
            <text:p>342.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2.482" calcext:value-type="float">
            <text:p>682.482</text:p>
          </table:table-cell>
          <table:table-cell office:value-type="float" office:value="698.486" calcext:value-type="float">
            <text:p>698.486</text:p>
          </table:table-cell>
          <table:table-cell office:value-type="float" office:value="694.969" calcext:value-type="float">
            <text:p>694.9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44.55" calcext:value-type="float">
            <text:p>1344.55</text:p>
          </table:table-cell>
          <table:table-cell office:value-type="float" office:value="1342.07" calcext:value-type="float">
            <text:p>1342.07</text:p>
          </table:table-cell>
          <table:table-cell office:value-type="float" office:value="1342.09" calcext:value-type="float">
            <text:p>1342.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325.5" calcext:value-type="float">
            <text:p>10325.5</text:p>
          </table:table-cell>
          <table:table-cell office:value-type="float" office:value="10392.4" calcext:value-type="float">
            <text:p>10392.4</text:p>
          </table:table-cell>
          <table:table-cell office:value-type="float" office:value="10402.8" calcext:value-type="float">
            <text:p>10402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00.1" calcext:value-type="float">
            <text:p>42700.1</text:p>
          </table:table-cell>
          <table:table-cell office:value-type="float" office:value="42627.3" calcext:value-type="float">
            <text:p>42627.3</text:p>
          </table:table-cell>
          <table:table-cell office:value-type="float" office:value="43931.2" calcext:value-type="float">
            <text:p>43931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44.9" calcext:value-type="float">
            <text:p>43544.9</text:p>
          </table:table-cell>
          <table:table-cell office:value-type="float" office:value="43811.2" calcext:value-type="float">
            <text:p>43811.2</text:p>
          </table:table-cell>
          <table:table-cell office:value-type="float" office:value="43633.8" calcext:value-type="float">
            <text:p>43633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48.7" calcext:value-type="float">
            <text:p>45748.7</text:p>
          </table:table-cell>
          <table:table-cell office:value-type="float" office:value="45826.9" calcext:value-type="float">
            <text:p>45826.9</text:p>
          </table:table-cell>
          <table:table-cell office:value-type="float" office:value="45497.4" calcext:value-type="float">
            <text:p>45497.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55.4" calcext:value-type="float">
            <text:p>49055.4</text:p>
          </table:table-cell>
          <table:table-cell office:value-type="float" office:value="48939.1" calcext:value-type="float">
            <text:p>48939.1</text:p>
          </table:table-cell>
          <table:table-cell office:value-type="float" office:value="48975.9" calcext:value-type="float">
            <text:p>4897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85.1" calcext:value-type="float">
            <text:p>52685.1</text:p>
          </table:table-cell>
          <table:table-cell office:value-type="float" office:value="52594.8" calcext:value-type="float">
            <text:p>52594.8</text:p>
          </table:table-cell>
          <table:table-cell office:value-type="float" office:value="52726.4" calcext:value-type="float">
            <text:p>52726.4</text:p>
          </table:table-cell>
        </table:table-row>
      </table:table>
      <table:table table:name="pathfinder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5376" calcext:value-type="float">
            <text:p>0.005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98848" calcext:value-type="float">
            <text:p>7.98848</text:p>
          </table:table-cell>
          <table:table-cell office:value-type="float" office:value="8.00304" calcext:value-type="float">
            <text:p>8.00304</text:p>
          </table:table-cell>
          <table:table-cell office:value-type="float" office:value="7.97184" calcext:value-type="float">
            <text:p>7.97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9104" calcext:value-type="float">
            <text:p>7.9104</text:p>
          </table:table-cell>
          <table:table-cell office:value-type="float" office:value="7.87661" calcext:value-type="float">
            <text:p>7.87661</text:p>
          </table:table-cell>
          <table:table-cell office:value-type="float" office:value="7.95034" calcext:value-type="float">
            <text:p>7.95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88928" calcext:value-type="float">
            <text:p>7.88928</text:p>
          </table:table-cell>
          <table:table-cell office:value-type="float" office:value="8.13261" calcext:value-type="float">
            <text:p>8.13261</text:p>
          </table:table-cell>
          <table:table-cell office:value-type="float" office:value="7.95856" calcext:value-type="float">
            <text:p>7.9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07258" calcext:value-type="float">
            <text:p>8.07258</text:p>
          </table:table-cell>
          <table:table-cell office:value-type="float" office:value="7.2233" calcext:value-type="float">
            <text:p>7.2233</text:p>
          </table:table-cell>
          <table:table-cell office:value-type="float" office:value="7.99142" calcext:value-type="float">
            <text:p>7.99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43.4248" calcext:value-type="float">
            <text:p>43.4248</text:p>
          </table:table-cell>
          <table:table-cell office:value-type="float" office:value="41.8868" calcext:value-type="float">
            <text:p>41.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.6522" calcext:value-type="float">
            <text:p>43.6522</text:p>
          </table:table-cell>
          <table:table-cell office:value-type="float" office:value="43.1539" calcext:value-type="float">
            <text:p>43.1539</text:p>
          </table:table-cell>
          <table:table-cell office:value-type="float" office:value="43.2957" calcext:value-type="float">
            <text:p>43.29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2.922" calcext:value-type="float">
            <text:p>42.922</text:p>
          </table:table-cell>
          <table:table-cell office:value-type="float" office:value="44.587" calcext:value-type="float">
            <text:p>44.587</text:p>
          </table:table-cell>
          <table:table-cell office:value-type="float" office:value="42.9312" calcext:value-type="float">
            <text:p>42.9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2138" calcext:value-type="float">
            <text:p>43.2138</text:p>
          </table:table-cell>
          <table:table-cell office:value-type="float" office:value="42.7325" calcext:value-type="float">
            <text:p>42.7325</text:p>
          </table:table-cell>
          <table:table-cell office:value-type="float" office:value="41.9107" calcext:value-type="float">
            <text:p>41.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5.862" calcext:value-type="float">
            <text:p>105.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.93" calcext:value-type="float">
            <text:p>105.93</text:p>
          </table:table-cell>
          <table:table-cell office:value-type="float" office:value="98.2743" calcext:value-type="float">
            <text:p>98.2743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98.8348" calcext:value-type="float">
            <text:p>98.8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105.811" calcext:value-type="float">
            <text:p>105.8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75.61" calcext:value-type="float">
            <text:p>175.61</text:p>
          </table:table-cell>
          <table:table-cell office:value-type="float" office:value="189.438" calcext:value-type="float">
            <text:p>189.438</text:p>
          </table:table-cell>
          <table:table-cell office:value-type="float" office:value="174.325" calcext:value-type="float">
            <text:p>174.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186.009" calcext:value-type="float">
            <text:p>186.009</text:p>
          </table:table-cell>
          <table:table-cell office:value-type="float" office:value="189.525" calcext:value-type="float">
            <text:p>189.5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7.268" calcext:value-type="float">
            <text:p>187.268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73.435" calcext:value-type="float">
            <text:p>173.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43" calcext:value-type="float">
            <text:p>289.943</text:p>
          </table:table-cell>
          <table:table-cell office:value-type="float" office:value="292.218" calcext:value-type="float">
            <text:p>292.218</text:p>
          </table:table-cell>
          <table:table-cell office:value-type="float" office:value="293.318" calcext:value-type="float">
            <text:p>293.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922.56" calcext:value-type="float">
            <text:p>1922.56</text:p>
          </table:table-cell>
          <table:table-cell office:value-type="float" office:value="1723.74" calcext:value-type="float">
            <text:p>1723.74</text:p>
          </table:table-cell>
          <table:table-cell office:value-type="float" office:value="1944.22" calcext:value-type="float">
            <text:p>1944.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856.34" calcext:value-type="float">
            <text:p>9856.34</text:p>
          </table:table-cell>
          <table:table-cell office:value-type="float" office:value="9394.6" calcext:value-type="float">
            <text:p>9394.6</text:p>
          </table:table-cell>
          <table:table-cell office:value-type="float" office:value="9919.18" calcext:value-type="float">
            <text:p>9919.18</text:p>
          </table:table-cell>
        </table:table-row>
      </table:table>
      <table:table table:name="addvec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24358" calcext:value-type="float">
            <text:p>2.24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80275" calcext:value-type="float">
            <text:p>3.80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84294" calcext:value-type="float">
            <text:p>5.842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.01213" calcext:value-type="float">
            <text:p>6.012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.76566" calcext:value-type="float">
            <text:p>8.765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.95488" calcext:value-type="float">
            <text:p>8.954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2947" calcext:value-type="float">
            <text:p>11.29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.648" calcext:value-type="float">
            <text:p>13.6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.8364" calcext:value-type="float">
            <text:p>13.836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7731" calcext:value-type="float">
            <text:p>16.77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8.133" calcext:value-type="float">
            <text:p>18.1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.7442" calcext:value-type="float">
            <text:p>20.74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.0511" calcext:value-type="float">
            <text:p>24.05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2717" calcext:value-type="float">
            <text:p>26.2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8512" calcext:value-type="float">
            <text:p>28.85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8.2624" calcext:value-type="float">
            <text:p>28.26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2333" calcext:value-type="float">
            <text:p>34.2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.8931" calcext:value-type="float">
            <text:p>34.89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8.5034" calcext:value-type="float">
            <text:p>38.50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0.9212" calcext:value-type="float">
            <text:p>40.9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3287" calcext:value-type="float">
            <text:p>16.3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1706" calcext:value-type="float">
            <text:p>31.17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5.3458" calcext:value-type="float">
            <text:p>45.34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04" calcext:value-type="float">
            <text:p>61.3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7411" calcext:value-type="float">
            <text:p>75.74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0.1192" calcext:value-type="float">
            <text:p>90.11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125" calcext:value-type="float">
            <text:p>105.1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517" calcext:value-type="float">
            <text:p>115.5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5.64" calcext:value-type="float">
            <text:p>135.6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67.479" calcext:value-type="float">
            <text:p>167.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359" calcext:value-type="float">
            <text:p>173.3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8.382" calcext:value-type="float">
            <text:p>198.3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62" calcext:value-type="float">
            <text:p>220.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13" calcext:value-type="float">
            <text:p>243.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56.538" calcext:value-type="float">
            <text:p>256.5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90.055" calcext:value-type="float">
            <text:p>290.0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32.513" calcext:value-type="float">
            <text:p>332.5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36.28" calcext:value-type="float">
            <text:p>336.2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59.525" calcext:value-type="float">
            <text:p>359.5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83.961" calcext:value-type="float">
            <text:p>383.961</text:p>
          </table:table-cell>
        </table:table-row>
      </table:table>
      <table:table table:name="fdtd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0454" calcext:value-type="float">
            <text:p>4.204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85718" calcext:value-type="float">
            <text:p>6.857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2259" calcext:value-type="float">
            <text:p>10.2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1651" calcext:value-type="float">
            <text:p>13.1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8996" calcext:value-type="float">
            <text:p>15.8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0214" calcext:value-type="float">
            <text:p>18.0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9.4653" calcext:value-type="float">
            <text:p>19.46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1.7379" calcext:value-type="float">
            <text:p>21.73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3178" calcext:value-type="float">
            <text:p>26.31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16.608" calcext:value-type="float">
            <text:p>116.6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50.882" calcext:value-type="float">
            <text:p>150.8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7.397" calcext:value-type="float">
            <text:p>167.3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03.481" calcext:value-type="float">
            <text:p>203.4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84.84" calcext:value-type="float">
            <text:p>284.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86.837" calcext:value-type="float">
            <text:p>586.8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731.017" calcext:value-type="float">
            <text:p>731.0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68.42" calcext:value-type="float">
            <text:p>768.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64.26" calcext:value-type="float">
            <text:p>1064.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96.966" calcext:value-type="float">
            <text:p>996.9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21.99" calcext:value-type="float">
            <text:p>1321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0529" calcext:value-type="float">
            <text:p>29.05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6.7998" calcext:value-type="float">
            <text:p>56.79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2.3347" calcext:value-type="float">
            <text:p>82.33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4.245" calcext:value-type="float">
            <text:p>104.2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811" calcext:value-type="float">
            <text:p>137.8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4.733" calcext:value-type="float">
            <text:p>164.7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093" calcext:value-type="float">
            <text:p>190.0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608" calcext:value-type="float">
            <text:p>214.6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89" calcext:value-type="float">
            <text:p>244.08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134.48" calcext:value-type="float">
            <text:p>1134.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380.72" calcext:value-type="float">
            <text:p>1380.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88.63" calcext:value-type="float">
            <text:p>1588.6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1:12:26.67372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5T21:17:03.340403817</dc:date>
    <meta:editing-duration>PT45M5S</meta:editing-duration>
    <meta:editing-cycles>70</meta:editing-cycles>
    <meta:document-statistic meta:table-count="10" meta:cell-count="2286" meta:object-count="0"/>
  </office:meta>
</office:document-meta>
</file>